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00000343100000FEB67A08664.wmf"/>
  <manifest:file-entry manifest:media-type="image/png" manifest:full-path="Pictures/1000000000000C0700000257E89535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Lohit Devanagari1" svg:font-family="'Lohit Devanagari'" style:font-family-generic="modern"/>
    <style:font-face style:name="WenQuanYi Zen Hei Mono1" svg:font-family="'WenQuanYi Zen Hei Mono'" style:font-family-generic="modern"/>
    <style:font-face style:name="DejaVu Sans Mono1"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Abyssinica SIL" svg:font-family="'Abyssinica SIL'"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4">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paragraph-properties fo:text-align="justify" style:justify-single-word="false" style:text-autospace="non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9">
      <style:paragraph-properties fo:text-align="justify" style:justify-single-word="false"/>
    </style:style>
    <style:style style:name="P14" style:family="paragraph" style:parent-style-name="Standard" style:list-style-name="L13">
      <style:paragraph-properties fo:text-align="justify" style:justify-single-word="false"/>
    </style:style>
    <style:style style:name="P15" style:family="paragraph" style:parent-style-name="Standard" style:list-style-name="L20">
      <style:paragraph-properties fo:text-align="justify" style:justify-single-word="false"/>
    </style:style>
    <style:style style:name="P16" style:family="paragraph" style:parent-style-name="Standard" style:list-style-name="L21">
      <style:paragraph-properties fo:text-align="justify" style:justify-single-word="false"/>
    </style:style>
    <style:style style:name="P17" style:family="paragraph" style:parent-style-name="Standard" style:list-style-name="L22">
      <style:paragraph-properties fo:text-align="justify" style:justify-single-word="false"/>
    </style:style>
    <style:style style:name="P18" style:family="paragraph" style:parent-style-name="Standard" style:list-style-name="L23">
      <style:paragraph-properties fo:text-align="justify" style:justify-single-word="false"/>
    </style:style>
    <style:style style:name="P19" style:family="paragraph" style:parent-style-name="Standard" style:list-style-name="L24">
      <style:paragraph-properties fo:text-align="justify" style:justify-single-word="false"/>
    </style:style>
    <style:style style:name="P20" style:family="paragraph" style:parent-style-name="Standard" style:list-style-name="L26">
      <style:paragraph-properties fo:text-align="justify" style:justify-single-word="false"/>
    </style:style>
    <style:style style:name="P21" style:family="paragraph" style:parent-style-name="Standard" style:list-style-name="L27">
      <style:paragraph-properties fo:text-align="justify" style:justify-single-word="false"/>
    </style:style>
    <style:style style:name="P22" style:family="paragraph" style:parent-style-name="Standard" style:list-style-name="L28">
      <style:paragraph-properties fo:text-align="justify" style:justify-single-word="false"/>
    </style:style>
    <style:style style:name="P23" style:family="paragraph" style:parent-style-name="Standard" style:list-style-name="L29">
      <style:paragraph-properties fo:text-align="justify" style:justify-single-word="false"/>
    </style:style>
    <style:style style:name="P24" style:family="paragraph" style:parent-style-name="Standard" style:list-style-name="L30">
      <style:paragraph-properties fo:text-align="justify" style:justify-single-word="false"/>
    </style:style>
    <style:style style:name="P25" style:family="paragraph" style:parent-style-name="Standard" style:list-style-name="L31">
      <style:paragraph-properties fo:text-align="justify" style:justify-single-word="false"/>
    </style:style>
    <style:style style:name="P26" style:family="paragraph" style:parent-style-name="Standard" style:list-style-name="L33">
      <style:paragraph-properties fo:text-align="justify" style:justify-single-word="false"/>
    </style:style>
    <style:style style:name="P27" style:family="paragraph" style:parent-style-name="Standard" style:list-style-name="L34">
      <style:paragraph-properties fo:text-align="justify" style:justify-single-word="false"/>
    </style:style>
    <style:style style:name="P28" style:family="paragraph" style:parent-style-name="Standard" style:list-style-name="L36">
      <style:paragraph-properties fo:text-align="justify" style:justify-single-word="false"/>
    </style:style>
    <style:style style:name="P29" style:family="paragraph" style:parent-style-name="Standard" style:list-style-name="L38">
      <style:paragraph-properties fo:text-align="justify" style:justify-single-word="false"/>
    </style:style>
    <style:style style:name="P30"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31" style:family="paragraph" style:parent-style-name="Standard">
      <style:paragraph-properties fo:text-align="justify" style:justify-single-word="false"/>
      <style:text-properties style:font-name="Arial" fo:font-size="10pt" fo:language="zxx" fo:country="none" style:font-size-asian="10pt" style:language-asian="zxx" style:country-asian="none" style:font-name-complex="Arial" style:font-size-complex="10pt"/>
    </style:style>
    <style:style style:name="P32" style:family="paragraph" style:parent-style-name="Standard">
      <style:paragraph-properties fo:text-align="justify" style:justify-single-word="false"/>
      <style:text-properties fo:color="#b80047" style:font-name="Arial" fo:font-size="22pt" fo:language="zxx" fo:country="none" fo:font-weight="bold" style:font-size-asian="22pt" style:language-asian="zxx" style:country-asian="none" style:font-weight-asian="bold" style:font-name-complex="Arial" style:font-size-complex="22pt" style:font-weight-complex="bold"/>
    </style:style>
    <style:style style:name="P33" style:family="paragraph" style:parent-style-name="Standard">
      <style:paragraph-properties fo:text-align="center" style:justify-single-word="false"/>
      <style:text-properties fo:color="#b80047"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fo:color="#000000" style:font-name="Arial" fo:font-size="10pt" fo:language="zxx" fo:country="none" fo:font-weight="normal" style:font-size-asian="10pt" style:language-asian="zxx" style:country-asian="none" style:font-weight-asian="normal" style:font-name-complex="Arial" style:font-size-complex="10pt" style:font-weight-complex="normal"/>
    </style:style>
    <style:style style:name="P37" style:family="paragraph" style:parent-style-name="Standard">
      <style:paragraph-properties fo:text-align="justify" style:justify-single-word="false"/>
      <style:text-properties fo:color="#000000" style:font-name="Arial" fo:font-size="10pt" fo:language="zxx" fo:country="none" style:font-size-asian="10pt" style:language-asian="zxx" style:country-asian="none" style:font-name-complex="Arial" style:font-size-complex="10pt"/>
    </style:style>
    <style:style style:name="P38" style:family="paragraph" style:parent-style-name="Standard">
      <style:paragraph-properties fo:text-align="start" style:justify-single-word="false"/>
      <style:text-properties fo:color="#000000" style:font-name="Arial" fo:font-size="14pt" fo:language="zxx" fo:country="none" fo:font-weight="normal" style:font-size-asian="14pt" style:language-asian="zxx" style:country-asian="none" style:font-weight-asian="normal" style:font-name-complex="Arial" style:font-size-complex="14pt" style:font-weight-complex="normal"/>
    </style:style>
    <style:style style:name="P39" style:family="paragraph" style:parent-style-name="Standard">
      <style:paragraph-properties fo:text-align="justify" style:justify-single-word="false"/>
      <style:text-properties fo:color="#000000" style:font-name="Liberation Serif1" fo:font-size="14pt" fo:language="zxx" fo:country="none" style:font-size-asian="14pt" style:language-asian="zxx" style:country-asian="none" style:font-name-complex="Arial" style:font-size-complex="14pt"/>
    </style:style>
    <style:style style:name="P40" style:family="paragraph" style:parent-style-name="Standard">
      <style:text-properties fo:font-size="14pt" style:font-size-asian="14pt"/>
    </style:style>
    <style:style style:name="P41" style:family="paragraph" style:parent-style-name="Standard">
      <style:text-properties fo:font-size="14pt" style:font-size-asian="14pt" style:font-size-complex="14pt"/>
    </style:style>
    <style:style style:name="P42" style:family="paragraph" style:parent-style-name="Standard">
      <style:paragraph-properties fo:text-align="justify" style:justify-single-word="false"/>
      <style:text-properties fo:font-size="14pt" style:font-size-asian="14pt" style:font-size-complex="14pt"/>
    </style:style>
    <style:style style:name="P43" style:family="paragraph" style:parent-style-name="Standard" style:list-style-name="L38">
      <style:text-properties fo:font-size="14pt" style:font-size-asian="14pt" style:font-size-complex="14pt"/>
    </style:style>
    <style:style style:name="P44" style:family="paragraph" style:parent-style-name="Standard">
      <style:text-properties style:font-name="Liberation Serif1" fo:font-size="14pt" style:font-size-asian="14pt" style:font-size-complex="14pt"/>
    </style:style>
    <style:style style:name="P45" style:family="paragraph" style:parent-style-name="Standard">
      <style:paragraph-properties fo:text-align="justify" style:justify-single-word="false"/>
      <style:text-properties style:font-name="Liberation Serif1" fo:font-size="14pt" style:font-size-asian="14pt" style:font-size-complex="14pt"/>
    </style:style>
    <style:style style:name="P46" style:family="paragraph" style:parent-style-name="Standard" style:list-style-name="L10">
      <style:paragraph-properties fo:text-align="justify" style:justify-single-word="false"/>
      <style:text-properties style:font-name="Liberation Serif1" fo:font-size="14pt" style:font-size-asian="14pt" style:font-size-complex="14pt"/>
    </style:style>
    <style:style style:name="P47" style:family="paragraph" style:parent-style-name="Standard" style:list-style-name="L12">
      <style:paragraph-properties fo:text-align="justify" style:justify-single-word="false"/>
      <style:text-properties style:font-name="Liberation Serif1" fo:font-size="14pt" style:font-size-asian="14pt" style:font-size-complex="14pt"/>
    </style:style>
    <style:style style:name="P48" style:family="paragraph" style:parent-style-name="Standard" style:list-style-name="L15">
      <style:paragraph-properties fo:text-align="justify" style:justify-single-word="false"/>
      <style:text-properties style:font-name="Liberation Serif1" fo:font-size="14pt" style:font-size-asian="14pt" style:font-size-complex="14pt"/>
    </style:style>
    <style:style style:name="P49" style:family="paragraph" style:parent-style-name="Standard" style:list-style-name="L25">
      <style:paragraph-properties fo:text-align="justify" style:justify-single-word="false"/>
      <style:text-properties style:font-name="Liberation Serif1" fo:font-size="14pt" style:font-size-asian="14pt" style:font-size-complex="14pt"/>
    </style:style>
    <style:style style:name="P50" style:family="paragraph" style:parent-style-name="Standard" style:list-style-name="WW8Num9">
      <style:text-properties style:font-name="Liberation Serif1" fo:font-size="14pt" style:font-size-asian="14pt" style:font-size-complex="14pt"/>
    </style:style>
    <style:style style:name="P51" style:family="paragraph" style:parent-style-name="Standard" style:list-style-name="WW8Num10">
      <style:text-properties style:font-name="Liberation Serif1" fo:font-size="14pt" style:font-size-asian="14pt" style:font-size-complex="14pt"/>
    </style:style>
    <style:style style:name="P52" style:family="paragraph" style:parent-style-name="Standard">
      <style:text-properties style:font-name="Liberation Serif1" fo:font-size="14pt" fo:language="zxx" fo:country="none" style:font-size-asian="14pt" style:language-asian="zxx" style:country-asian="none" style:font-size-complex="14pt"/>
    </style:style>
    <style:style style:name="P53" style:family="paragraph" style:parent-style-name="Standard" style:list-style-name="WW8Num13">
      <style:text-properties style:font-name="Liberation Serif1" fo:font-size="14pt" fo:language="zxx" fo:country="none" style:font-size-asian="14pt" style:language-asian="zxx" style:country-asian="none" style:font-size-complex="14pt"/>
    </style:style>
    <style:style style:name="P54" style:family="paragraph" style:parent-style-name="Standard">
      <style:text-properties style:font-name="Liberation Serif1" fo:font-size="15pt" fo:language="zxx" fo:country="none" style:text-underline-style="none" fo:font-weight="bold" style:font-size-asian="15pt" style:language-asian="zxx" style:country-asian="none" style:font-weight-asian="bold" style:font-size-complex="15pt" style:font-weight-complex="bold"/>
    </style:style>
    <style:style style:name="P55" style:family="paragraph" style:parent-style-name="Standard">
      <style:paragraph-properties fo:text-align="justify" style:justify-single-word="false"/>
      <style:text-properties fo:color="#eb613d" style:font-name="Liberation Serif1" fo:font-size="16pt" fo:font-weight="bold" style:font-size-asian="16pt" style:font-weight-asian="bold" style:font-size-complex="16pt" style:font-weight-complex="bold"/>
    </style:style>
    <style:style style:name="P56" style:family="paragraph" style:parent-style-name="Standard">
      <style:paragraph-properties fo:text-align="center" style:justify-single-word="false"/>
      <style:text-properties fo:color="#eb613d" style:font-name="Liberation Serif1" fo:font-size="16pt" fo:font-weight="bold"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color="#eb613d" style:font-name="Liberation Serif1" fo:font-size="14pt" fo:font-weight="bold" style:font-size-asian="14pt" style:font-weight-asian="bold" style:font-size-complex="14pt" style:font-weight-complex="bold"/>
    </style:style>
    <style:style style:name="P58" style:family="paragraph" style:parent-style-name="Standard" style:list-style-name="WW8Num3"/>
    <style:style style:name="P59" style:family="paragraph" style:parent-style-name="Standard" style:list-style-name="WW8Num10"/>
    <style:style style:name="P60" style:family="paragraph" style:parent-style-name="Standard">
      <style:paragraph-properties fo:text-align="justify" style:justify-single-word="false"/>
      <style:text-properties fo:color="#dd4814" style:font-name="Liberation Serif1" fo:font-size="16pt" fo:language="zxx" fo:country="none" fo:font-weight="bold" style:font-size-asian="16pt" style:language-asian="zxx" style:country-asian="none" style:font-weight-asian="bold" style:font-name-complex="Arial" style:font-size-complex="16pt" style:font-weight-complex="bold"/>
    </style:style>
    <style:style style:name="P61" style:family="paragraph" style:parent-style-name="Standard" style:list-style-name="WW8Num6"/>
    <style:style style:name="P62" style:family="paragraph" style:parent-style-name="Standard" style:list-style-name="WW8Num14"/>
    <style:style style:name="P63" style:family="paragraph" style:parent-style-name="Standard" style:list-style-name="WW8Num7"/>
    <style:style style:name="P64" style:family="paragraph" style:parent-style-name="Standard" style:list-style-name="WW8Num8"/>
    <style:style style:name="P65" style:family="paragraph" style:parent-style-name="Standard" style:list-style-name="WW8Num15"/>
    <style:style style:name="P66" style:family="paragraph" style:parent-style-name="Standard" style:list-style-name="WW8Num5"/>
    <style:style style:name="P67" style:family="paragraph" style:parent-style-name="Standard">
      <style:paragraph-properties fo:text-align="justify" style:justify-single-word="false" style:text-autospace="none"/>
      <style:text-properties fo:color="#808080" style:font-name="Arial" fo:font-size="10pt" fo:font-weight="bold" style:font-size-asian="10pt" style:font-weight-asian="bold" style:font-name-complex="Arial" style:font-size-complex="10pt" style:font-weight-complex="bold"/>
    </style:style>
    <style:style style:name="P68" style:family="paragraph" style:parent-style-name="Standard" style:list-style-name="L37"/>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4"/>
    <style:style style:name="P72" style:family="paragraph" style:parent-style-name="Standard">
      <style:paragraph-properties fo:text-align="justify" style:justify-single-word="false"/>
      <style:text-properties fo:color="#ff3333" style:font-name="Liberation Serif1" fo:font-size="14pt" fo:font-weight="bold"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color="#ff6633" style:font-name="Liberation Serif1" fo:font-size="14pt" fo:font-weight="bold" style:font-size-asian="14pt" style:font-weight-asian="bold" style:font-size-complex="14pt" style:font-weight-complex="bold"/>
    </style:style>
    <style:style style:name="P74" style:family="paragraph" style:parent-style-name="Standard">
      <style:text-properties fo:color="#4700b8" fo:font-size="14pt" fo:font-weight="bold" style:font-size-asian="14pt" style:font-weight-asian="bold" style:font-size-complex="14pt" style:font-weight-complex="bold"/>
    </style:style>
    <style:style style:name="P75" style:family="paragraph" style:parent-style-name="Standard" style:list-style-name="L38">
      <style:text-properties fo:color="#4700b8" fo:font-size="14pt" fo:font-weight="bold" style:font-size-asian="14pt" style:font-weight-asian="bold" style:font-size-complex="14pt" style:font-weight-complex="bold"/>
    </style:style>
    <style:style style:name="P76" style:family="paragraph" style:parent-style-name="Standard" style:list-style-name="L38">
      <style:text-properties fo:color="#4700b8" fo:font-size="14pt" style:font-size-asian="14pt" style:font-size-complex="14pt"/>
    </style:style>
    <style:style style:name="P77" style:family="paragraph" style:parent-style-name="Standard" style:list-style-name="L40">
      <style:text-properties fo:color="#4700b8" fo:font-weight="bold" style:font-weight-asian="bold" style:font-weight-complex="bold"/>
    </style:style>
    <style:style style:name="P78" style:family="paragraph" style:parent-style-name="Standard" style:list-style-name="L39">
      <style:text-properties fo:color="#4700b8" fo:font-weight="bold" style:font-weight-asian="bold" style:font-weight-complex="bold"/>
    </style:style>
    <style:style style:name="P79" style:family="paragraph" style:parent-style-name="Standard" style:list-style-name="L35">
      <style:paragraph-properties fo:text-align="justify" style:justify-single-word="false"/>
      <style:text-properties fo:color="#4700b8" fo:font-weight="bold" style:font-weight-asian="bold" style:font-weight-complex="bold"/>
    </style:style>
    <style:style style:name="P80" style:family="paragraph" style:parent-style-name="Standard" style:list-style-name="L34">
      <style:paragraph-properties fo:text-align="justify" style:justify-single-word="false"/>
      <style:text-properties fo:color="#4700b8" fo:font-weight="bold" style:font-weight-asian="bold" style:font-weight-complex="bold"/>
    </style:style>
    <style:style style:name="P81" style:family="paragraph" style:parent-style-name="Standard" style:list-style-name="L33">
      <style:paragraph-properties fo:text-align="justify" style:justify-single-word="false"/>
      <style:text-properties fo:color="#4700b8" fo:font-weight="bold" style:font-weight-asian="bold" style:font-weight-complex="bold"/>
    </style:style>
    <style:style style:name="P82" style:family="paragraph" style:parent-style-name="Standard" style:list-style-name="L32">
      <style:paragraph-properties fo:text-align="justify" style:justify-single-word="false"/>
      <style:text-properties fo:color="#4700b8" fo:font-weight="bold" style:font-weight-asian="bold" style:font-weight-complex="bold"/>
    </style:style>
    <style:style style:name="P83" style:family="paragraph" style:parent-style-name="Standard" style:list-style-name="L19">
      <style:paragraph-properties fo:text-align="justify" style:justify-single-word="false"/>
      <style:text-properties fo:color="#4700b8" fo:font-weight="bold" style:font-weight-asian="bold" style:font-weight-complex="bold"/>
    </style:style>
    <style:style style:name="P84" style:family="paragraph" style:parent-style-name="Standard" style:list-style-name="L18">
      <style:paragraph-properties fo:text-align="justify" style:justify-single-word="false"/>
      <style:text-properties fo:color="#4700b8" fo:font-weight="bold" style:font-weight-asian="bold" style:font-weight-complex="bold"/>
    </style:style>
    <style:style style:name="P85" style:family="paragraph" style:parent-style-name="Standard" style:list-style-name="L17">
      <style:paragraph-properties fo:text-align="justify" style:justify-single-word="false"/>
      <style:text-properties fo:color="#4700b8" fo:font-weight="bold" style:font-weight-asian="bold" style:font-weight-complex="bold"/>
    </style:style>
    <style:style style:name="P86" style:family="paragraph" style:parent-style-name="Standard" style:list-style-name="L16">
      <style:paragraph-properties fo:text-align="justify" style:justify-single-word="false"/>
      <style:text-properties fo:color="#4700b8" style:font-name="Liberation Serif1" fo:font-size="14pt" fo:font-weight="bold" style:font-size-asian="14pt" style:font-weight-asian="bold" style:font-size-complex="14pt" style:font-weight-complex="bold"/>
    </style:style>
    <style:style style:name="P87" style:family="paragraph" style:parent-style-name="Standard">
      <style:paragraph-properties fo:text-align="justify" style:justify-single-word="false" fo:background-color="#ffffff">
        <style:background-image/>
      </style:paragraph-properties>
    </style:style>
    <style:style style:name="P88" style:family="paragraph" style:parent-style-name="Standard">
      <style:paragraph-properties fo:text-align="justify" style:justify-single-word="false" fo:background-color="#ffffff">
        <style:background-image/>
      </style:paragraph-properties>
      <style:text-properties fo:color="#666666" style:font-name="Arial" fo:font-size="9pt" style:font-size-asian="9pt" style:font-name-complex="Arial" style:font-size-complex="9pt"/>
    </style:style>
    <style:style style:name="P89" style:family="paragraph" style:parent-style-name="Standard">
      <style:paragraph-properties fo:text-align="justify" style:justify-single-word="false" fo:background-color="#ffffff">
        <style:background-image/>
      </style:paragraph-properties>
      <style:text-properties fo:color="#666666" style:font-name="Arial" fo:font-size="9pt" fo:font-weight="bold" style:font-size-asian="9pt" style:font-weight-asian="bold" style:font-name-complex="Arial" style:font-size-complex="9pt"/>
    </style:style>
    <style:style style:name="P90" style:family="paragraph" style:parent-style-name="Standard">
      <style:paragraph-properties fo:margin-left="0in" fo:margin-right="-0.0516in" fo:text-indent="0in" style:auto-text-indent="false">
        <style:tab-stops>
          <style:tab-stop style:position="1.25in"/>
        </style:tab-stops>
      </style:paragraph-properties>
    </style:style>
    <style:style style:name="P91" style:family="paragraph" style:list-style-name="L38">
      <style:text-properties fo:font-size="14pt" style:font-size-asian="14pt" style:font-size-complex="14pt"/>
    </style:style>
    <style:style style:name="P92" style:family="paragraph" style:parent-style-name="Preformatted_20_Text">
      <style:text-properties style:font-name="Liberation Serif" fo:font-size="14pt" style:font-size-asian="14pt" style:font-size-complex="14pt"/>
    </style:style>
    <style:style style:name="P93" style:family="paragraph" style:parent-style-name="Preformatted_20_Text">
      <style:paragraph-properties fo:margin-top="0in" fo:margin-bottom="0.1965in"/>
      <style:text-properties style:font-name="Liberation Serif" fo:font-size="14pt" style:font-size-asian="14pt" style:font-size-complex="14pt"/>
    </style:style>
    <style:style style:name="P94" style:family="paragraph" style:parent-style-name="Preformatted_20_Text" style:list-style-name="L53">
      <style:paragraph-properties fo:margin-top="0in" fo:margin-bottom="0.1965in"/>
    </style:style>
    <style:style style:name="P95" style:family="paragraph">
      <style:text-properties style:font-name="Liberation Serif" fo:font-size="14pt" style:font-size-asian="14pt" style:font-size-complex="14pt"/>
    </style:style>
    <style:style style:name="P96" style:family="paragraph" style:parent-style-name="Heading_20_1" style:master-page-name="Standard">
      <style:paragraph-properties fo:margin-left="1in" fo:margin-right="0in" fo:text-align="justify" style:justify-single-word="false" fo:text-indent="3.25in" style:auto-text-indent="false" style:page-number="auto"/>
      <style:text-properties style:font-name="Arial" fo:font-size="10pt" style:font-size-asian="10pt" style:font-name-complex="Arial" style:font-size-complex="10pt"/>
    </style:style>
    <style:style style:name="P97" style:family="paragraph" style:parent-style-name="Header">
      <style:paragraph-properties fo:text-align="justify" style:justify-single-word="false">
        <style:tab-stops/>
      </style:paragraph-properties>
    </style:style>
    <style:style style:name="P98" style:family="paragraph" style:parent-style-name="Header">
      <style:paragraph-properties fo:text-align="justify" style:justify-single-word="false">
        <style:tab-stops/>
      </style:paragraph-properties>
      <style:text-properties style:font-name="Arial" fo:font-size="10pt" style:font-size-asian="10pt" style:font-name-complex="Arial" style:font-size-complex="10pt"/>
    </style:style>
    <style:style style:name="P99" style:family="paragraph" style:parent-style-name="Header">
      <style:paragraph-properties fo:text-align="justify" style:justify-single-word="false">
        <style:tab-stops/>
      </style:paragraph-properties>
      <style:text-properties fo:color="#000000" style:font-name="Arial" fo:font-size="10pt" fo:language="zxx" fo:country="none" style:font-size-asian="10pt" style:language-asian="zxx" style:country-asian="none" style:font-name-complex="Arial" style:font-size-complex="10pt"/>
    </style:style>
    <style:style style:name="P100" style:family="paragraph" style:parent-style-name="Header">
      <style:paragraph-properties fo:text-align="justify" style:justify-single-word="false">
        <style:tab-stops/>
      </style:paragraph-properties>
      <style:text-properties fo:color="#000000" style:font-name="Arial" fo:font-size="10pt" style:font-size-asian="10pt" style:font-name-complex="Arial" style:font-size-complex="10pt"/>
    </style:style>
    <style:style style:name="P101" style:family="paragraph" style:parent-style-name="Header">
      <style:paragraph-properties fo:text-align="justify" style:justify-single-word="false">
        <style:tab-stops/>
      </style:paragraph-properties>
      <style:text-properties fo:color="#808080" style:font-name="Arial" fo:font-size="10pt" fo:language="zxx" fo:country="none" fo:font-weight="bold" style:font-size-asian="10pt" style:language-asian="zxx" style:country-asian="none" style:font-weight-asian="bold" style:font-name-complex="Arial" style:font-size-complex="10pt" style:font-weight-complex="bold"/>
    </style:style>
    <style:style style:name="P102" style:family="paragraph" style:parent-style-name="Text_20_body" style:list-style-name="L41"/>
    <style:style style:name="P103" style:family="paragraph" style:parent-style-name="Text_20_body" style:list-style-name="L41">
      <style:text-properties style:font-name="Liberation Serif" fo:font-size="14pt" style:font-size-asian="14pt" style:font-size-complex="14pt"/>
    </style:style>
    <style:style style:name="P104" style:family="paragraph" style:parent-style-name="Text_20_body" style:list-style-name="L47">
      <style:text-properties style:font-name="Liberation Serif" fo:font-size="14pt" style:font-size-asian="14pt" style:font-size-complex="14pt"/>
    </style:style>
    <style:style style:name="P105" style:family="paragraph" style:parent-style-name="Text_20_body" style:list-style-name="L50"/>
    <style:style style:name="P106" style:family="paragraph" style:parent-style-name="Text_20_body" style:list-style-name="L50">
      <style:text-properties fo:color="#4700b8" fo:font-weight="bold" style:font-weight-asian="bold" style:font-weight-complex="bold"/>
    </style:style>
    <style:style style:name="P107" style:family="paragraph" style:parent-style-name="Text_20_body">
      <style:paragraph-properties fo:margin-top="0in" fo:margin-bottom="0.1965in"/>
    </style:style>
    <style:style style:name="P108" style:family="paragraph" style:parent-style-name="Text_20_body">
      <style:paragraph-properties fo:margin-top="0in" fo:margin-bottom="0.1965in" fo:text-align="justify" style:justify-single-word="false"/>
      <style:text-properties style:font-name="Liberation Serif1" fo:font-size="14pt" fo:font-weight="bold" style:font-size-asian="14pt" style:font-weight-asian="bold" style:font-size-complex="14pt" style:font-weight-complex="bold"/>
    </style:style>
    <style:style style:name="P109" style:family="paragraph" style:parent-style-name="Text_20_body">
      <style:paragraph-properties fo:margin-top="0in" fo:margin-bottom="0.1965in"/>
      <style:text-properties fo:color="#eb613d" style:font-name="Liberation Serif1" fo:font-size="16pt" fo:font-weight="bold" style:font-size-asian="16pt" style:font-weight-asian="bold" style:font-size-complex="16pt" style:font-weight-complex="bold"/>
    </style:style>
    <style:style style:name="P110" style:family="paragraph" style:parent-style-name="Text_20_body" style:list-style-name="L41">
      <style:paragraph-properties fo:margin-top="0in" fo:margin-bottom="0.1965in"/>
    </style:style>
    <style:style style:name="P111" style:family="paragraph" style:parent-style-name="Text_20_body" style:list-style-name="L42">
      <style:paragraph-properties fo:margin-top="0in" fo:margin-bottom="0.1965in"/>
    </style:style>
    <style:style style:name="P112" style:family="paragraph" style:parent-style-name="Text_20_body" style:list-style-name="L43">
      <style:paragraph-properties fo:margin-top="0in" fo:margin-bottom="0.1965in"/>
    </style:style>
    <style:style style:name="P113" style:family="paragraph" style:parent-style-name="Text_20_body">
      <style:paragraph-properties fo:margin-top="0in" fo:margin-bottom="0.1965in"/>
      <style:text-properties style:font-name="Liberation Serif" fo:font-size="14pt" style:font-size-asian="14pt" style:font-size-complex="14pt"/>
    </style:style>
    <style:style style:name="P114" style:family="paragraph" style:parent-style-name="Text_20_body" style:list-style-name="L46">
      <style:paragraph-properties fo:margin-top="0in" fo:margin-bottom="0.1965in"/>
      <style:text-properties style:font-name="Liberation Serif" fo:font-size="14pt" style:font-size-asian="14pt" style:font-size-complex="14pt"/>
    </style:style>
    <style:style style:name="P115" style:family="paragraph" style:parent-style-name="Text_20_body" style:list-style-name="L47">
      <style:paragraph-properties fo:margin-top="0in" fo:margin-bottom="0.1965in"/>
      <style:text-properties style:font-name="Liberation Serif" fo:font-size="14pt" style:font-size-asian="14pt" style:font-size-complex="14pt"/>
    </style:style>
    <style:style style:name="P116" style:family="paragraph" style:parent-style-name="Text_20_body" style:list-style-name="L54">
      <style:paragraph-properties fo:margin-top="0in" fo:margin-bottom="0.1965in"/>
      <style:text-properties style:font-name="Liberation Serif" fo:font-size="14pt" style:font-size-asian="14pt" style:font-size-complex="14pt"/>
    </style:style>
    <style:style style:name="P117" style:family="paragraph" style:parent-style-name="Text_20_body" style:list-style-name="L45">
      <style:paragraph-properties fo:margin-top="0in" fo:margin-bottom="0.1965in"/>
    </style:style>
    <style:style style:name="P118" style:family="paragraph" style:parent-style-name="Text_20_body" style:list-style-name="L49">
      <style:paragraph-properties fo:margin-top="0in" fo:margin-bottom="0.1965in"/>
    </style:style>
    <style:style style:name="P119" style:family="paragraph" style:parent-style-name="Text_20_body" style:list-style-name="L52">
      <style:paragraph-properties fo:margin-top="0in" fo:margin-bottom="0.1965in"/>
    </style:style>
    <style:style style:name="P120" style:family="paragraph" style:parent-style-name="Text_20_body" style:list-style-name="L55">
      <style:paragraph-properties fo:margin-top="0in" fo:margin-bottom="0.1965in"/>
    </style:style>
    <style:style style:name="P121" style:family="paragraph" style:parent-style-name="Text_20_body" style:list-style-name="L52">
      <style:paragraph-properties fo:margin-top="0in" fo:margin-bottom="0.1965in"/>
      <style:text-properties fo:color="#4700b8" style:font-name="Liberation Serif" fo:font-size="14pt" fo:font-weight="bold" style:font-size-asian="14pt" style:font-weight-asian="bold" style:font-size-complex="14pt" style:font-weight-complex="bold"/>
    </style:style>
    <style:style style:name="P122" style:family="paragraph" style:parent-style-name="Text_20_body" style:list-style-name="L49">
      <style:paragraph-properties fo:margin-top="0in" fo:margin-bottom="0.1965in"/>
      <style:text-properties fo:color="#4700b8" fo:font-weight="bold" style:font-weight-asian="bold" style:font-weight-complex="bold"/>
    </style:style>
    <style:style style:name="P123" style:family="paragraph" style:parent-style-name="Text_20_body">
      <style:paragraph-properties fo:margin-left="-0.3437in" fo:margin-right="0in" fo:text-indent="0in" style:auto-text-indent="false">
        <style:tab-stops>
          <style:tab-stop style:position="0.1957in"/>
          <style:tab-stop style:position="0.9374in"/>
          <style:tab-stop style:position="1.1874in"/>
          <style:tab-stop style:position="1.9366in"/>
        </style:tab-stops>
      </style:paragraph-properties>
      <style:text-properties fo:color="#ffffff" style:font-name="Arial" style:font-name-complex="Arial"/>
    </style:style>
    <style:style style:name="T1" style:family="text">
      <style:text-properties fo:color="#b80047"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language="zxx" fo:country="none"/>
    </style:style>
    <style:style style:name="T4" style:family="text">
      <style:text-properties fo:language="zxx" fo:country="none" style:language-asian="zxx" style:country-asian="none"/>
    </style:style>
    <style:style style:name="T5" style:family="text">
      <style:text-properties fo:color="#eb613d" style:font-name="Liberation Serif1" fo:font-size="10pt" fo:language="zxx" fo:country="none" fo:font-weight="bold" style:font-size-asian="10pt" style:language-asian="zxx" style:country-asian="none" style:font-weight-asian="bold" style:font-name-complex="Arial" style:font-size-complex="10pt" style:font-weight-complex="bold"/>
    </style:style>
    <style:style style:name="T6" style:family="text">
      <style:text-properties fo:color="#eb613d" style:font-name="Liberation Serif1" fo:font-size="14pt" fo:language="zxx" fo:country="none" fo:font-weight="bold" style:font-size-asian="14pt" style:language-asian="zxx" style:country-asian="none" style:font-weight-asian="bold" style:font-name-complex="Arial" style:font-size-complex="14pt" style:font-weight-complex="bold"/>
    </style:style>
    <style:style style:name="T7" style:family="text">
      <style:text-properties fo:color="#eb613d" style:font-name="Liberation Serif1" fo:font-size="16pt" fo:language="zxx" fo:country="none" fo:font-weight="bold" style:font-size-asian="16pt" style:language-asian="zxx" style:country-asian="none" style:font-weight-asian="bold" style:font-name-complex="Arial" style:font-size-complex="16pt" style:font-weight-complex="bold"/>
    </style:style>
    <style:style style:name="T8" style:family="text">
      <style:text-properties fo:color="#eb613d" style:font-name="Liberation Serif1" fo:font-size="16pt" fo:font-weight="bold" style:font-size-asian="16pt" style:font-weight-asian="bold" style:font-size-complex="16pt" style:font-weight-complex="bold"/>
    </style:style>
    <style:style style:name="T9" style:family="text">
      <style:text-properties style:font-name="Liberation Serif1"/>
    </style:style>
    <style:style style:name="T10" style:family="text">
      <style:text-properties style:font-name="Liberation Serif1" fo:font-size="14pt" style:font-size-asian="14pt" style:font-size-complex="14pt"/>
    </style:style>
    <style:style style:name="T11" style:family="text">
      <style:text-properties style:font-name="Liberation Serif1" fo:font-size="14pt" fo:language="zxx" fo:country="none" style:font-size-asian="14pt" style:language-asian="zxx" style:country-asian="none" style:font-size-complex="14pt"/>
    </style:style>
    <style:style style:name="T12" style:family="text">
      <style:text-properties style:font-name="Liberation Serif1" fo:font-size="14pt" fo:language="zxx" fo:country="none" style:text-underline-style="none" fo:font-weight="bold" style:font-size-asian="14pt" style:language-asian="zxx" style:country-asian="none" style:font-weight-asian="bold" style:font-size-complex="14pt" style:font-weight-complex="bold"/>
    </style:style>
    <style:style style:name="T13" style:family="text">
      <style:text-properties style:font-name="Liberation Serif1" fo:font-size="18pt" style:font-size-asian="18pt" style:font-size-complex="14pt"/>
    </style:style>
    <style:style style:name="T14" style:family="text">
      <style:text-properties style:font-name="Liberation Serif1" fo:font-size="15pt" fo:language="zxx" fo:country="none" style:text-underline-style="none" fo:font-weight="bold" style:font-size-asian="15pt" style:language-asian="zxx" style:country-asian="none" style:font-weight-asian="bold" style:font-size-complex="15pt" style:font-weight-complex="bold"/>
    </style:style>
    <style:style style:name="T15" style:family="text">
      <style:text-properties fo:color="#000000" style:font-name="Arial" fo:font-size="10pt" fo:language="zxx" fo:country="none" fo:font-weight="normal" style:font-size-asian="10pt" style:language-asian="zxx" style:country-asian="none" style:font-weight-asian="normal" style:font-name-complex="Arial" style:font-size-complex="10pt" style:font-weight-complex="normal"/>
    </style:style>
    <style:style style:name="T16" style:family="text">
      <style:text-properties fo:color="#000000" style:font-name="Arial" fo:font-size="10pt" fo:language="zxx" fo:country="none" style:font-size-asian="10pt" style:language-asian="zxx" style:country-asian="none" style:font-name-complex="Arial" style:font-size-complex="10pt"/>
    </style:style>
    <style:style style:name="T17" style:family="text">
      <style:text-properties fo:color="#000000" style:font-name="Arial" fo:font-size="14pt" fo:language="zxx" fo:country="none" fo:font-weight="normal" style:font-size-asian="14pt" style:language-asian="zxx" style:country-asian="none" style:font-weight-asian="normal" style:font-name-complex="Arial" style:font-size-complex="14pt" style:font-weight-complex="normal"/>
    </style:style>
    <style:style style:name="T18" style:family="text">
      <style:text-properties fo:color="#000000" style:font-name="Arial" fo:font-size="8pt" style:font-size-asian="8pt" style:font-name-complex="Arial"/>
    </style:style>
    <style:style style:name="T19" style:family="text">
      <style:text-properties fo:color="#000000" style:font-name="Arial" fo:font-size="8pt" fo:language="de" fo:country="DE" style:font-size-asian="8pt" style:font-name-complex="Arial"/>
    </style:style>
    <style:style style:name="T20" style:family="text">
      <style:text-properties fo:color="#000000" style:font-name="Arial" fo:font-size="8pt" fo:font-weight="bold" style:font-size-asian="8pt" style:font-weight-asian="bold" style:font-name-complex="Arial" style:font-weight-complex="bold"/>
    </style:style>
    <style:style style:name="T21" style:family="text">
      <style:text-properties fo:color="#000000" style:font-name="Liberation Serif1" fo:font-size="14pt" fo:language="zxx" fo:country="none" style:font-size-asian="14pt" style:language-asian="zxx" style:country-asian="none" style:font-name-complex="Arial" style:font-size-complex="14pt"/>
    </style:style>
    <style:style style:name="T22" style:family="text">
      <style:text-properties fo:color="#000000" style:font-name="Liberation Serif1" fo:font-size="16pt" fo:language="zxx" fo:country="none" style:font-size-asian="16pt" style:language-asian="zxx" style:country-asian="none" style:font-name-complex="Arial" style:font-size-complex="16pt"/>
    </style:style>
    <style:style style:name="T23" style:family="text">
      <style:text-properties style:font-name="Arial" style:font-name-complex="Arial"/>
    </style:style>
    <style:style style:name="T24" style:family="text">
      <style:text-properties fo:font-size="14pt"/>
    </style:style>
    <style:style style:name="T25" style:family="text">
      <style:text-properties fo:font-size="14pt"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style:font-size-asian="14pt"/>
    </style:style>
    <style:style style:name="T28" style:family="text">
      <style:text-properties style:font-size-complex="14pt"/>
    </style:style>
    <style:style style:name="T29" style:family="text">
      <style:text-properties fo:color="#666666" style:font-name="Arial" fo:font-size="9pt" style:font-size-asian="9pt" style:font-name-complex="Arial" style:font-size-complex="9pt"/>
    </style:style>
    <style:style style:name="T30" style:family="text">
      <style:text-properties fo:font-size="18pt" style:font-size-asian="18pt"/>
    </style:style>
    <style:style style:name="T31" style:family="text">
      <style:text-properties fo:color="#dd4814" style:font-name="Liberation Serif1" fo:font-size="16pt" fo:language="zxx" fo:country="none" fo:font-weight="bold" style:font-size-asian="16pt" style:language-asian="zxx" style:country-asian="none" style:font-weight-asian="bold" style:font-name-complex="Arial" style:font-size-complex="16pt" style:font-weight-complex="bold"/>
    </style:style>
    <style:style style:name="T32" style:family="text">
      <style:text-properties fo:color="#dd4814" style:font-name="Liberation Serif1" fo:font-size="14pt" fo:language="zxx" fo:country="none" fo:font-weight="bold" style:font-size-asian="14pt" style:language-asian="zxx" style:country-asian="none" style:font-weight-asian="bold" style:font-name-complex="Arial" style:font-size-complex="14pt" style:font-weight-complex="bold"/>
    </style:style>
    <style:style style:name="T33" style:family="text">
      <style:text-properties fo:color="#ffffff" style:font-name="Arial" fo:font-size="9pt" style:font-size-asian="9pt" style:font-name-complex="Arial"/>
    </style:style>
    <style:style style:name="T34" style:family="text">
      <style:text-properties fo:language="de" fo:country="DE"/>
    </style:style>
    <style:style style:name="T35" style:family="text">
      <style:text-properties fo:color="#808080" style:font-name="Arial" fo:font-size="8pt" fo:font-weight="bold" style:font-size-asian="8pt" style:font-weight-asian="bold" style:font-name-complex="Arial" style:font-size-complex="8pt" style:font-weight-complex="bold"/>
    </style:style>
    <style:style style:name="T36" style:family="text">
      <style:text-properties fo:color="#808080" style:font-name="Arial" fo:font-size="8pt" style:font-size-asian="8pt" style:font-name-complex="Arial" style:font-size-complex="8pt"/>
    </style:style>
    <style:style style:name="T37" style:family="text">
      <style:text-properties fo:color="#808080" style:text-position="super 58%" style:font-name="Arial" fo:font-size="8pt" style:font-size-asian="8pt" style:font-name-complex="Arial" style:font-size-complex="8pt"/>
    </style:style>
    <style:style style:name="T38" style:family="text">
      <style:text-properties style:font-name="Liberation Serif" fo:font-size="14pt" style:font-size-asian="14pt" style:font-size-complex="14pt"/>
    </style:style>
    <style:style style:name="T39" style:family="text">
      <style:text-properties style:font-name="Liberation Serif" fo:font-size="14pt" style:text-underline-style="none" fo:font-weight="normal" style:font-size-asian="14pt" style:font-weight-asian="normal" style:font-size-complex="14pt" style:font-weight-complex="normal"/>
    </style:style>
    <style:style style:name="T40" style:family="text">
      <style:text-properties style:font-name="Liberation Serif" fo:font-size="14pt" style:text-underline-style="none" style:font-size-asian="14pt" style:font-size-complex="14pt"/>
    </style:style>
    <style:style style:name="T41" style:family="text">
      <style:text-properties style:font-name="Liberation Serif" fo:font-size="14pt" style:text-underline-style="solid" style:text-underline-width="auto" style:text-underline-color="font-color" style:font-size-asian="14pt" style:font-size-complex="14pt"/>
    </style:style>
    <style:style style:name="T42" style:family="text">
      <style:text-properties fo:font-style="italic" fo:font-weight="bold"/>
    </style:style>
    <style:style style:name="T43" style:family="text">
      <style:text-properties fo:color="#ff8080"/>
    </style:style>
    <style:style style:name="T44" style:family="text">
      <style:text-properties fo:color="#ff8080" fo:font-weight="bold" style:font-weight-asian="bold" style:font-weight-complex="bold"/>
    </style:style>
    <style:style style:name="T45" style:family="text">
      <style:text-properties fo:color="#ff8d00"/>
    </style:style>
    <style:style style:name="T46" style:family="text">
      <style:text-properties fo:color="#ff8d00" style:text-underline-style="solid" style:text-underline-width="auto" style:text-underline-color="font-color"/>
    </style:style>
    <style:style style:name="T47" style:family="text">
      <style:text-properties fo:color="#ff8d00" style:text-underline-style="none"/>
    </style:style>
    <style:style style:name="T48" style:family="text">
      <style:text-properties fo:color="#ff8d00" style:text-underline-style="none" fo:font-weight="bold" style:font-weight-asian="bold" style:font-weight-complex="bold"/>
    </style:style>
    <style:style style:name="T49" style:family="text">
      <style:text-properties fo:color="#ff8d00" fo:font-weight="bold" style:font-weight-asian="bold" style:font-weight-complex="bold"/>
    </style:style>
    <style:style style:name="T50" style:family="text">
      <style:text-properties fo:color="#ff950e"/>
    </style:style>
    <style:style style:name="T51" style:family="text">
      <style:text-properties fo:color="#c5000b"/>
    </style:style>
    <style:style style:name="T52" style:family="text">
      <style:text-properties fo:color="#ff420e"/>
    </style:style>
    <style:style style:name="T53" style:family="text">
      <style:text-properties fo:color="#ff3333" style:text-underline-style="none" fo:font-weight="bold" style:font-weight-asian="bold" style:font-weight-complex="bold"/>
    </style:style>
    <style:style style:name="T54" style:family="text">
      <style:text-properties fo:color="#ff6633"/>
    </style:style>
    <style:style style:name="T55" style:family="text">
      <style:text-properties fo:color="#ff6633" fo:font-weight="bold" style:font-weight-asian="bold" style:font-weight-complex="bold"/>
    </style:style>
    <style:style style:name="T56" style:family="text">
      <style:text-properties fo:color="#ff6633" style:text-underline-style="none" fo:font-weight="bold" style:font-weight-asian="bold" style:font-weight-complex="bold"/>
    </style:style>
    <style:style style:name="T57" style:family="text">
      <style:text-properties fo:color="#ff6633" fo:font-size="14pt" style:font-size-asian="14pt" style:font-size-complex="14pt"/>
    </style:style>
    <style:style style:name="T58" style:family="text">
      <style:text-properties fo:color="#ff6633" fo:font-size="14pt" fo:font-weight="bold" style:font-size-asian="14pt" style:font-weight-asian="bold" style:font-size-complex="14pt" style:font-weight-complex="bold"/>
    </style:style>
    <style:style style:name="T59" style:family="text">
      <style:text-properties fo:color="#ff6633" style:font-name="Liberation Serif" fo:font-size="14pt" style:font-size-asian="14pt" style:font-size-complex="14pt"/>
    </style:style>
    <style:style style:name="T60" style:family="text">
      <style:text-properties fo:color="#ff6633" style:font-name="Liberation Serif" fo:font-size="14pt" fo:font-weight="bold" style:font-size-asian="14pt" style:font-weight-asian="bold" style:font-size-complex="14pt" style:font-weight-complex="bold"/>
    </style:style>
    <style:style style:name="T61" style:family="text">
      <style:text-properties fo:color="#4700b8"/>
    </style:style>
    <style:style style:name="T62" style:family="text">
      <style:text-properties fo:color="#4700b8" fo:font-weight="bold" style:font-weight-asian="bold" style:font-weight-complex="bold"/>
    </style:style>
    <style:style style:name="T63" style:family="text">
      <style:text-properties fo:color="#4700b8" fo:font-size="14pt" fo:font-weight="bold" style:font-size-asian="14pt" style:font-weight-asian="bold" style:font-size-complex="14pt" style:font-weight-complex="bold"/>
    </style:style>
    <style:style style:name="T64" style:family="text">
      <style:text-properties fo:color="#4700b8" style:font-name="Liberation Serif1" fo:font-size="16pt" fo:font-weight="bold" style:font-size-asian="16pt" style:font-weight-asian="bold" style:font-size-complex="16pt" style:font-weight-complex="bold"/>
    </style:style>
    <style:style style:name="T65" style:family="text">
      <style:text-properties fo:color="#4700b8" style:font-name="Liberation Serif1" fo:font-size="16pt" fo:font-weight="normal" style:font-size-asian="16pt" style:font-weight-asian="normal" style:font-size-complex="16pt"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9900"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dddddd" style:background-transparency="0%" fo:padding="0.0102in" fo:border="non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2161in, 0in, 0.6626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text:tab/></text:h>
      <text:p text:style-name="P30"/>
      <text:p text:style-name="P30"/>
      <text:p text:style-name="P1"/>
      <text:p text:style-name="P1"/>
      <text:p text:style-name="P1"/>
      <text:p text:style-name="P1"/>
      <text:p text:style-name="P1"/>
      <text:p text:style-name="P1"/>
      <text:p text:style-name="P32"><text:s text:c="21"/></text:p>
      <text:p text:style-name="P34"><text:span text:style-name="T1"><text:s text:c="2"/>POSIX THREADS </text:span></text:p>
      <text:p text:style-name="P33"/>
      <text:p text:style-name="P33"/>
      <text:p text:style-name="P1"/>
      <text:p text:style-name="P98"/>
      <text:p text:style-name="P98"/>
      <text:p text:style-name="P98"/>
      <text:p text:style-name="P98"/>
      <text:p text:style-name="P98"><text:tab/></text:p>
      <text:p text:style-name="P36"/>
      <text:p text:style-name="P36"/>
      <text:p text:style-name="P36"><text:s text:c="36"/></text:p>
      <text:p text:style-name="P36"/>
      <text:p text:style-name="P36"/>
      <text:p text:style-name="P36"/>
      <text:p text:style-name="P36"/>
      <text:p text:style-name="P36"><text:s text:c="8"/></text:p>
      <text:p text:style-name="P35"><text:span text:style-name="T5">VISIONTEK POSIX THREADS</text:span><text:span text:style-name="T15"> <text:s text:c="34"/></text:span><text:span text:style-name="T17"><text:s text:c="12"/></text:span></text:p>
      <text:p text:style-name="P36">Application <text:s/>Guide</text:p>
      <text:p text:style-name="P36">Revision 1.0</text:p>
      <text:p text:style-name="P38"/>
      <text:p text:style-name="P36"/>
      <text:p text:style-name="P31"><draw:frame draw:style-name="fr1" draw:name="Frame1" text:anchor-type="char" svg:x="-1.25in" svg:y="0.061in" svg:width="8.4618in" svg:height="0.3283in" draw:z-index="18"><draw:text-box><text:p text:style-name="P40"/></draw:text-box></draw:frame></text:p>
      <text:p text:style-name="P30"/>
      <text:p text:style-name="P30"/>
      <text:p text:style-name="P88"/>
      <text:p text:style-name="P89">Linkwell Telesystems Pvt. Ltd. </text:p>
      <text:p text:style-name="P88">Gowra Klassic 1-11-252/1/A, Begumpet, Hyderabad - 500016. Andhra Pradesh, INDIA.</text:p>
      <text:p text:style-name="P87"><text:span text:style-name="T29">Ph: +91-40-66388000, Fax: +91-40-66388006 Email: </text:span><text:a xlink:type="simple" xlink:href="mailto:info@visiontek.co.in"><text:span text:style-name="Internet_20_link"><text:span text:style-name="T23">info@visiontek.co.in</text:span></text:span></text:a></text:p>
      <text:p text:style-name="Standard"><text:span text:style-name="T21"><text:s text:c="16"/></text:span><text:span text:style-name="T10"><text:s text:c="5"/></text:span></text:p>
      <text:p text:style-name="P45"/>
      <text:p text:style-name="P45"/>
      <text:p text:style-name="P45"/>
      <text:p text:style-name="P45"/>
      <text:p text:style-name="P45"><text:soft-page-break/><text:s text:c="4"/><text:span text:style-name="T44"><text:s text:c="2"/></text:span><text:span text:style-name="T55"><text:s/></text:span><text:span text:style-name="T56">POSIX THREAD(PTHREAD) LIBRARIES :</text:span></text:p>
      <text:p text:style-name="P72"/>
      <text:p text:style-name="P45"></text:p>
      <text:list xml:id="list370348203" text:style-name="L1">
        <text:list-item>
          <text:p text:style-name="P6"><text:span text:style-name="T10"><text:s/>The POSIX thread libraries are a standards based thread API for C</text:span></text:p>
        </text:list-item>
      </text:list>
      <text:p text:style-name="P45"><text:s text:c="12"/>or C++.</text:p>
      <text:p text:style-name="P45"/>
      <text:list xml:id="list1712559312" text:style-name="L2">
        <text:list-item>
          <text:p text:style-name="P7"><text:span text:style-name="T10"><text:s text:c="2"/>It allows one to spawn a new concurrent process flow.</text:span></text:p>
          <text:p text:style-name="P7"><text:span text:style-name="T10"/></text:p>
        </text:list-item>
        <text:list-item>
          <text:p text:style-name="P7"><text:span text:style-name="T10"><text:s/>It is most effective on multi-processor systems where the process flow</text:span></text:p>
        </text:list-item>
      </text:list>
      <text:p text:style-name="P45"><text:s text:c="9"/>can be scheduled to run on another processor thus gaining speed through</text:p>
      <text:p text:style-name="P45"><text:s text:c="11"/>parallel or distributed processing. </text:p>
      <text:p text:style-name="P45"/>
      <text:list xml:id="list973257002" text:style-name="L3">
        <text:list-item>
          <text:p text:style-name="P8"><text:span text:style-name="T10">Threads require less overhead than "forking" or spawning a new process because the system does not initialize a new system virtual memory space and environment for the process. </text:span></text:p>
          <text:p text:style-name="P8"><text:span text:style-name="T10"/></text:p>
        </text:list-item>
        <text:list-item>
          <text:p text:style-name="P8"><text:span text:style-name="T10"><text:s/>One thread may execute while another is waiting for I/O or some other</text:span></text:p>
        </text:list-item>
      </text:list>
      <text:p text:style-name="P45"><text:s text:c="11"/>system latency. </text:p>
      <text:p text:style-name="P45"/>
      <text:list xml:id="list2107026536" text:style-name="L4">
        <text:list-item>
          <text:p text:style-name="P9"><text:span text:style-name="T10"><text:s/>Parallel programming technologies such as MPI is used in a distributed</text:span></text:p>
        </text:list-item>
      </text:list>
      <text:p text:style-name="P45"><text:s text:c="11"/>computing environment while threads are limited to a single computer</text:p>
      <text:p text:style-name="P45"><text:s text:c="11"/>system. </text:p>
      <text:p text:style-name="P45"/>
      <text:list xml:id="list2074914481" text:style-name="L5">
        <text:list-item>
          <text:p text:style-name="P10"><text:span text:style-name="T10"><text:s/>All threads within a process share the same address space.</text:span></text:p>
          <text:p text:style-name="P10"><text:span text:style-name="T10"/></text:p>
        </text:list-item>
        <text:list-item>
          <text:p text:style-name="P10"><text:span text:style-name="T10"><text:s/>A thread is spawned by defining a function and its arguments which <text:s text:c="6"/>will be processed in the thread.</text:span></text:p>
          <text:p text:style-name="P10"><text:span text:style-name="T10"/></text:p>
        </text:list-item>
        <text:list-item>
          <text:p text:style-name="P10"><text:span text:style-name="T10"><text:s/>The purpose of using the POSIX thread library in your software is to</text:span></text:p>
        </text:list-item>
      </text:list>
      <text:p text:style-name="P45"><text:s text:c="11"/>execute software faster. <text:s text:c="6"/></text:p>
      <text:p text:style-name="P45"/>
      <text:p text:style-name="P45"/>
      <text:p text:style-name="P45"><text:s text:c="5"/><text:span text:style-name="T55"><text:s/>THREAD BASICS:</text:span></text:p>
      <text:p text:style-name="P45"/>
      <text:list xml:id="list1872327926" text:style-name="L6">
        <text:list-item>
          <text:p text:style-name="P11"><text:span text:style-name="T10"><text:s/>Thread operations include thread creation, termination, synchronization</text:span></text:p>
        </text:list-item>
      </text:list>
      <text:p text:style-name="P45"><text:s text:c="12"/>(joins,blocking), scheduling, data management and process interaction.</text:p>
      <text:p text:style-name="P45"><text:s text:c="9"/></text:p>
      <text:list xml:id="list1280422392" text:style-name="L7">
        <text:list-item>
          <text:p text:style-name="P12"><text:soft-page-break/><text:span text:style-name="T10"><text:s/>A thread does not maintain a list of created threads, nor does it know <text:s text:c="2"/>the <text:s/>thread that created it.</text:span></text:p>
          <text:p text:style-name="P12"><text:span text:style-name="T10"/></text:p>
        </text:list-item>
        <text:list-item>
          <text:p text:style-name="P12"><text:span text:style-name="T10"><text:s/>All threads within a process share the same address space.</text:span></text:p>
          <text:p text:style-name="P12"><text:span text:style-name="T10"/></text:p>
        </text:list-item>
        <text:list-item>
          <text:p text:style-name="P12"><text:span text:style-name="T10"><text:s/>Threads in the same process share:</text:span></text:p>
        </text:list-item>
      </text:list>
      <text:p text:style-name="P1"><text:span text:style-name="T10"/></text:p>
      <text:list xml:id="list1983544884" text:style-name="L9">
        <text:list-header>
          <text:p text:style-name="P13"><text:span text:style-name="T10"><text:s text:c="12"/>1. <text:s text:c="3"/>Process instructions</text:span></text:p>
        </text:list-header>
      </text:list>
      <text:p text:style-name="P1"><text:span text:style-name="T10"/></text:p>
      <text:p text:style-name="P45"><text:s text:c="22"/>2. <text:s text:c="3"/>Most data</text:p>
      <text:p text:style-name="P45"><text:s text:c="18"/></text:p>
      <text:p text:style-name="P45"><text:s text:c="22"/>3. <text:s text:c="2"/>open files (descriptors)</text:p>
      <text:list xml:id="list103659787" text:style-name="L10">
        <text:list-item>
          <text:list>
            <text:list-item>
              <text:list>
                <text:list-item>
                  <text:list>
                    <text:list-item>
                      <text:list>
                        <text:list-header>
                          <text:p text:style-name="P46"/>
                        </text:list-header>
                      </text:list>
                    </text:list-item>
                  </text:list>
                </text:list-item>
              </text:list>
            </text:list-item>
          </text:list>
        </text:list-item>
      </text:list>
      <text:p text:style-name="P45"><text:s text:c="22"/>4. <text:s text:c="2"/>signals and signal handlers</text:p>
      <text:p text:style-name="P45"><text:s text:c="7"/></text:p>
      <text:p text:style-name="P45"><text:s text:c="22"/>5. <text:s text:c="2"/>current working directory</text:p>
      <text:p text:style-name="P45"><text:s text:c="7"/></text:p>
      <text:p text:style-name="P45"><text:s text:c="22"/>6. <text:s text:c="2"/>User and group id</text:p>
      <text:list xml:id="list1354716312" text:style-name="L12">
        <text:list-item>
          <text:list>
            <text:list-item>
              <text:list>
                <text:list-item>
                  <text:list>
                    <text:list-item>
                      <text:list>
                        <text:list-header>
                          <text:p text:style-name="P47"/>
                        </text:list-header>
                      </text:list>
                    </text:list-item>
                  </text:list>
                </text:list-item>
              </text:list>
            </text:list-item>
          </text:list>
        </text:list-item>
      </text:list>
      <text:list xml:id="list977281847" text:style-name="L13">
        <text:list-item>
          <text:p text:style-name="P14"><text:span text:style-name="T10"><text:s/>Each thread has a unique:</text:span></text:p>
          <text:p text:style-name="P14"><text:span text:style-name="T10"/></text:p>
          <text:p text:style-name="P14"><text:span text:style-name="T10"><text:s text:c="13"/>1. <text:s text:c="3"/>Thread ID</text:span></text:p>
        </text:list-item>
      </text:list>
      <text:p text:style-name="P45"><text:line-break/> <text:s text:c="22"/>2. <text:s text:c="3"/>set of registers, stack pointer</text:p>
      <text:list xml:id="list862777968" text:style-name="L15">
        <text:list-item>
          <text:list>
            <text:list-item>
              <text:list>
                <text:list-item>
                  <text:list>
                    <text:list-item>
                      <text:list>
                        <text:list-header>
                          <text:p text:style-name="P48"/>
                        </text:list-header>
                      </text:list>
                    </text:list-item>
                  </text:list>
                </text:list-item>
              </text:list>
            </text:list-item>
          </text:list>
        </text:list-item>
      </text:list>
      <text:p text:style-name="P45"><text:s text:c="23"/>3. <text:s text:c="3"/>stack for local variables, return addresses</text:p>
      <text:p text:style-name="P45"/>
      <text:p text:style-name="P45"><text:s text:c="23"/>4. <text:s text:c="4"/>signal mask</text:p>
      <text:p text:style-name="P45"/>
      <text:p text:style-name="P45"><text:s text:c="23"/>5. <text:s text:c="6"/>priority</text:p>
      <text:p text:style-name="P45"/>
      <text:p text:style-name="P45"/>
      <text:p text:style-name="P45"><text:s text:c="3"/><text:span text:style-name="T55">THREAD CREATION AND TERMINATION :</text:span></text:p>
      <text:p text:style-name="P45"/>
      <text:list xml:id="list672620887" text:style-name="L16">
        <text:list-item>
          <text:p text:style-name="P86">EXAMPLE : Thread1.c</text:p>
        </text:list-item>
      </text:list>
      <text:p text:style-name="P45"/>
      <text:p text:style-name="P45"><text:s text:c="10"/>#include &lt;stdio.h&gt;</text:p>
      <text:p text:style-name="P45"><text:s text:c="8"/>#include &lt;stdlib.h&gt;</text:p>
      <text:p text:style-name="P45"><text:soft-page-break/><text:s text:c="8"/>#include &lt;pthread.h&gt;</text:p>
      <text:p text:style-name="P45"/>
      <text:p text:style-name="P45"><text:s text:c="8"/>void *print_function( void *ptr );</text:p>
      <text:p text:style-name="P45"><text:s text:c="7"/></text:p>
      <text:p text:style-name="P45"><text:s text:c="9"/>int main( )</text:p>
      <text:p text:style-name="P45"><text:s text:c="8"/>{</text:p>
      <text:p text:style-name="P45"><text:s text:c="13"/>pthread_t thread1, thread2;</text:p>
      <text:p text:style-name="P45"><text:s text:c="13"/>char *message1 = "Thread 1";</text:p>
      <text:p text:style-name="P45"><text:s text:c="13"/>char *message2 = "Thread 2";</text:p>
      <text:p text:style-name="P45"><text:s text:c="13"/>int iret1, iret2;</text:p>
      <text:p text:style-name="P45"><text:s text:c="12"/>/* Create independent threads each of which will execute function */</text:p>
      <text:p text:style-name="P45"><text:s text:c="14"/>iret1 = pthread_create( &amp;thread1, NULL, print_function, (void*)</text:p>
      <text:p text:style-name="P45"><text:s text:c="107"/>message1);</text:p>
      <text:p text:style-name="P45"><text:s text:c="14"/>iret2 = pthread_create( &amp;thread2, NULL, print_function, (void*)</text:p>
      <text:p text:style-name="P45"><text:s text:c="107"/>message2);</text:p>
      <text:p text:style-name="P45"><text:s text:c="13"/>/* Wait till threads are complete before main continues. Unless we */</text:p>
      <text:p text:style-name="P45"><text:s text:c="12"/>/* wait we run the risk of executing an exit which will terminate */</text:p>
      <text:p text:style-name="P45"><text:s text:c="13"/>/* the process and all threads before the threads have completed. */</text:p>
      <text:p text:style-name="P45"><text:s text:c="13"/></text:p>
      <text:p text:style-name="P45"><text:s text:c="13"/>pthread_join( thread1, NULL);</text:p>
      <text:p text:style-name="P45"><text:s text:c="13"/>pthread_join( thread2, NULL);</text:p>
      <text:p text:style-name="P45"><text:s text:c="13"/>printf("Thread 1 returns: %d\n",iret1);</text:p>
      <text:p text:style-name="P45"><text:s text:c="13"/>printf("Thread 2 returns: %d\n",iret2);</text:p>
      <text:p text:style-name="P45"><text:s text:c="13"/>return 0;</text:p>
      <text:p text:style-name="P45"><text:s text:c="8"/>}</text:p>
      <text:p text:style-name="P45"><text:s text:c="8"/>void *print_function( void *ptr )</text:p>
      <text:p text:style-name="P45"><text:s text:c="8"/>{</text:p>
      <text:p text:style-name="P45"><text:s text:c="13"/>char *message;</text:p>
      <text:p text:style-name="P45"><text:s text:c="13"/>message = (char *) ptr;</text:p>
      <text:p text:style-name="P45"><text:s text:c="13"/>printf("%s \n", message);</text:p>
      <text:p text:style-name="P45"><text:s text:c="9"/>}</text:p>
      <text:p text:style-name="P45"/>
      <text:list xml:id="list1728516503" text:style-name="L17">
        <text:list-item>
          <text:p text:style-name="P85"><text:span text:style-name="T10"><text:s/>COMPILE :</text:span></text:p>
        </text:list-item>
      </text:list>
      <text:p text:style-name="P45"><text:s text:c="11"/>gcc -c Thread1.c -o Thread1 -lpthread</text:p>
      <text:p text:style-name="P45"/>
      <text:list xml:id="list1491698527" text:style-name="L18">
        <text:list-item>
          <text:p text:style-name="P84"><text:span text:style-name="T10"><text:s/>RUN :</text:span></text:p>
        </text:list-item>
      </text:list>
      <text:p text:style-name="P45"><text:s text:c="10"/>./Thread1</text:p>
      <text:p text:style-name="P45"><text:soft-page-break/></text:p>
      <text:list xml:id="list1744462173" text:style-name="L19">
        <text:list-item>
          <text:p text:style-name="P83"><text:span text:style-name="T10"><text:s/>RESULT :</text:span></text:p>
        </text:list-item>
      </text:list>
      <text:p text:style-name="P45"/>
      <text:p text:style-name="P45"><text:s text:c="11"/>Thread 1</text:p>
      <text:p text:style-name="P45"><text:s text:c="11"/>Thread 2</text:p>
      <text:p text:style-name="P45"><text:s text:c="11"/>Thread 1 returns: 0</text:p>
      <text:p text:style-name="P45"><text:s text:c="11"/>Thread 2 returns: 0</text:p>
      <text:p text:style-name="P45"><text:s text:c="3"/></text:p>
      <text:p text:style-name="P45"><text:s text:c="4"/><text:span text:style-name="T2"><text:s/></text:span><text:span text:style-name="T55"><text:s/>DETAILS FOR FUNCTIONCALL PTHREAD_CREATE :</text:span></text:p>
      <text:p text:style-name="P45"/>
      <text:p text:style-name="P45"><text:s text:c="8"/>int pthread_create(pthread_t * thread, const pthread_attr_t * attr,</text:p>
      <text:p text:style-name="P45"><text:s text:c="29"/>void * (*start_routine)(void *),void *arg);</text:p>
      <text:p text:style-name="P45"/>
      <text:list xml:id="list1766787936" text:style-name="L20">
        <text:list-item>
          <text:p text:style-name="P15"><text:span text:style-name="T10"><text:s/>thread <text:s text:c="3"/>- <text:s text:c="2"/>Returns the Threadid.</text:span></text:p>
        </text:list-item>
      </text:list>
      <text:p text:style-name="P1"><text:span text:style-name="T10"/></text:p>
      <text:list xml:id="list166491789" text:style-name="L21">
        <text:list-item>
          <text:p text:style-name="P16"><text:span text:style-name="T10"><text:s/>Attr <text:s text:c="7"/>- <text:s text:c="2"/>Set to NULL if default thread attributes are used.</text:span></text:p>
        </text:list-item>
      </text:list>
      <text:p text:style-name="P45"/>
      <text:list xml:id="list427585141" text:style-name="L22">
        <text:list-item>
          <text:p text:style-name="P17"><text:span text:style-name="T10">void * (*start_routine) - <text:s/>pointer to the function to be threaded. Function has a single argument: pointer to void.</text:span></text:p>
        </text:list-item>
      </text:list>
      <text:p text:style-name="P45"/>
      <text:list xml:id="list2146688105" text:style-name="L23">
        <text:list-item>
          <text:p text:style-name="P18"><text:span text:style-name="T10">*arg - pointer to argument of function. To pass multiple arguments, <text:s/>send a pointer to a structure.</text:span></text:p>
        </text:list-item>
      </text:list>
      <text:p text:style-name="P45"/>
      <text:p text:style-name="P45"/>
      <text:p text:style-name="P45"><text:s text:c="5"/><text:span text:style-name="T55">THREAD SYNCHRONIZATION</text:span> :</text:p>
      <text:p text:style-name="P45"><text:s text:c="4"/></text:p>
      <text:list xml:id="list1643976865" text:style-name="L24">
        <text:list-item>
          <text:p text:style-name="P19"><text:span text:style-name="T10">The threads library provides three synchronization mechanisms:</text:span></text:p>
        </text:list-item>
      </text:list>
      <text:p text:style-name="P45"><text:s text:c="5"/></text:p>
      <text:list xml:id="list2003820150" text:style-name="L25">
        <text:list-item>
          <text:list>
            <text:list-item>
              <text:list>
                <text:list-item>
                  <text:p text:style-name="P49">mutexes - Mutual exclusion lock: Block access to variables by</text:p>
                  <text:p text:style-name="P49">other threads. This enforces exclusive access by a thread to a <text:s text:c="2"/>variable or set of variables.</text:p>
                </text:list-item>
              </text:list>
            </text:list-item>
          </text:list>
        </text:list-item>
      </text:list>
      <text:p text:style-name="P45"/>
      <text:p text:style-name="P45"><text:s text:c="15"/>2. <text:s text:c="2"/>joins - Make a thread wait till others are complete.</text:p>
      <text:p text:style-name="P45"></text:p>
      <text:p text:style-name="P45"><text:s text:c="15"/>3. <text:s text:c="2"/>condition variables - data type pthread_cond_t</text:p>
      <text:p text:style-name="P45"/>
      <text:p text:style-name="P45"/>
      <text:p text:style-name="P73">MUTEXES:</text:p>
      <text:p text:style-name="P45"><text:soft-page-break/></text:p>
      <text:list xml:id="list48847453" text:style-name="L26">
        <text:list-item>
          <text:p text:style-name="P20"><text:span text:style-name="T10">Mutexes are used to prevent data inconsistencies due to race conditions.</text:span></text:p>
        </text:list-item>
      </text:list>
      <text:p text:style-name="P45"/>
      <text:list xml:id="list2006616610" text:style-name="L27">
        <text:list-item>
          <text:p text:style-name="P21"><text:span text:style-name="T10">A race condition often occurs when two or more threads need to perform operations on the same memory area, but the results of computations depends on the order in which these operations are performed.</text:span></text:p>
        </text:list-item>
      </text:list>
      <text:p text:style-name="P45"/>
      <text:list xml:id="list720580678" text:style-name="L28">
        <text:list-item>
          <text:p text:style-name="P22"><text:span text:style-name="T10">Mutexes are used for serializing shared resources.</text:span></text:p>
        </text:list-item>
      </text:list>
      <text:p text:style-name="P1"><text:span text:style-name="T10"/></text:p>
      <text:list xml:id="list43059338" text:style-name="L29">
        <text:list-item>
          <text:p text:style-name="P23"><text:span text:style-name="T10">Anytime a global resource is accessed by more than one thread the</text:span></text:p>
        </text:list-item>
      </text:list>
      <text:p text:style-name="P45"><text:s text:c="10"/>resource should have a Mutex associated with it.</text:p>
      <text:p text:style-name="P45"/>
      <text:list xml:id="list1552554723" text:style-name="L30">
        <text:list-item>
          <text:p text:style-name="P24"><text:span text:style-name="T10">One can apply a mutex to protect a segment of memory ("critical</text:span></text:p>
        </text:list-item>
      </text:list>
      <text:p text:style-name="P45"><text:s text:c="11"/>region") from other threads.</text:p>
      <text:p text:style-name="P45"/>
      <text:list xml:id="list624491272" text:style-name="L31">
        <text:list-item>
          <text:p text:style-name="P25"><text:span text:style-name="T10">Mutexes can be applied only to threads in a single process and do not</text:span></text:p>
        </text:list-item>
      </text:list>
      <text:p text:style-name="P45"><text:s text:c="11"/>work between processes as do semaphores.</text:p>
      <text:p text:style-name="P45"/>
      <text:p text:style-name="P45"><text:s/><text:span text:style-name="T62"><text:s text:c="5"/>EXAMPLE <text:s/>: mutex1.c</text:span></text:p>
      <text:p text:style-name="P45"/>
      <text:p text:style-name="P45"><text:s text:c="8"/>#include &lt;stdio.h&gt;</text:p>
      <text:p text:style-name="P45"><text:s text:c="8"/>#include &lt;stdlib.h&gt;</text:p>
      <text:p text:style-name="P45"><text:s text:c="8"/>#include &lt;pthread.h&gt;</text:p>
      <text:p text:style-name="P45"></text:p>
      <text:p text:style-name="P45"><text:s text:c="8"/>void *functionC();</text:p>
      <text:p text:style-name="P45"><text:s text:c="8"/>pthread_mutex_t mutex1 = PTHREAD_MUTEX_INITIALIZER;</text:p>
      <text:p text:style-name="P45"><text:s text:c="8"/>int <text:s/>counter = 0;</text:p>
      <text:p text:style-name="P45"></text:p>
      <text:p text:style-name="P45"><text:s text:c="8"/>int main()</text:p>
      <text:p text:style-name="P45"><text:s text:c="7"/>{</text:p>
      <text:p text:style-name="P45"><text:s text:c="13"/>int rc1, rc2;</text:p>
      <text:p text:style-name="P45"><text:s text:c="13"/>pthread_t thread1, thread2;</text:p>
      <text:p text:style-name="P45"></text:p>
      <text:p text:style-name="P45"><text:s text:c="12"/>/* Create independent threads each of which will execute functionC */</text:p>
      <text:p text:style-name="P45"></text:p>
      <text:p text:style-name="P45"><text:s text:c="12"/>if( (rc1=pthread_create( &amp;thread1, NULL, &amp;functionC, NULL)) )</text:p>
      <text:p text:style-name="P45"><text:s text:c="11"/>{ <text:s text:c="6"/></text:p>
      <text:p text:style-name="P45"><text:soft-page-break/><text:s text:c="15"/>printf("Thread creation failed: %d\n", rc1);</text:p>
      <text:p text:style-name="P45"><text:s text:c="11"/>}</text:p>
      <text:p text:style-name="P45"></text:p>
      <text:p text:style-name="P45"><text:s text:c="11"/>if( (rc2=pthread_create( &amp;thread2, NULL, &amp;functionC, NULL)) )</text:p>
      <text:p text:style-name="P45"><text:s text:c="10"/>{</text:p>
      <text:p text:style-name="P45"><text:s text:c="15"/>printf("Thread creation failed: %d\n", rc2);</text:p>
      <text:p text:style-name="P45"><text:s text:c="10"/>}</text:p>
      <text:p text:style-name="P45"></text:p>
      <text:p text:style-name="P45"><text:s text:c="10"/>/* Wait till threads are complete before main continues. Unless we <text:s/>*/</text:p>
      <text:p text:style-name="P45"><text:s text:c="10"/>/* wait we run the risk of executing an exit which will terminate <text:s text:c="2"/>*/</text:p>
      <text:p text:style-name="P45"><text:s text:c="10"/>/* the process and all threads before the threads have completed. <text:s text:c="2"/>*/</text:p>
      <text:p text:style-name="P45"></text:p>
      <text:p text:style-name="P45"><text:s text:c="12"/>pthread_join( thread1, NULL);</text:p>
      <text:p text:style-name="P45"><text:s text:c="12"/>pthread_join(thread2,NULL);</text:p>
      <text:p text:style-name="P45"><text:s text:c="12"/>return 0;</text:p>
      <text:p text:style-name="P45"><text:s text:c="8"/>}</text:p>
      <text:p text:style-name="P45"><text:s text:c="3"/><text:line-break/> <text:s text:c="6"/>void *functionC()</text:p>
      <text:p text:style-name="P45"><text:s text:c="7"/>{</text:p>
      <text:p text:style-name="P45"><text:s text:c="13"/>pthread_mutex_lock( &amp;mutex1 );</text:p>
      <text:p text:style-name="P45"><text:s text:c="13"/>counter++;</text:p>
      <text:p text:style-name="P45"><text:s text:c="13"/>printf("Counter value: %d\n",counter);</text:p>
      <text:p text:style-name="P45"><text:s text:c="13"/>pthread_mutex_unlock( &amp;mutex1 );</text:p>
      <text:p text:style-name="P45"><text:s text:c="8"/>}</text:p>
      <text:p text:style-name="P45"/>
      <text:list xml:id="list133746426" text:style-name="L32">
        <text:list-item>
          <text:p text:style-name="P82"><text:span text:style-name="T10">COMPILE <text:s/>:</text:span></text:p>
        </text:list-item>
      </text:list>
      <text:p text:style-name="P45"/>
      <text:p text:style-name="P45"><text:s text:c="11"/>gcc mutex1.c -o mutex1 -lpthread</text:p>
      <text:p text:style-name="P45"/>
      <text:list xml:id="list75398063" text:style-name="L33">
        <text:list-item>
          <text:p text:style-name="P81"><text:span text:style-name="T10">RUN :</text:span></text:p>
          <text:p text:style-name="P26"><text:span text:style-name="T10"><text:s/></text:span></text:p>
          <text:p text:style-name="P26"><text:span text:style-name="T10"><text:s text:c="8"/>./mutex1 </text:span></text:p>
        </text:list-item>
      </text:list>
      <text:p text:style-name="P45"><text:s text:c="11"/></text:p>
      <text:list xml:id="list726845197" text:style-name="L34">
        <text:list-item>
          <text:p text:style-name="P80"><text:span text:style-name="T10"><text:s/>OUTPUT :</text:span></text:p>
          <text:p text:style-name="P27"><text:span text:style-name="T10"/></text:p>
          <text:p text:style-name="P27"><text:span text:style-name="T10"><text:s text:c="4"/>Counter value: 1</text:span></text:p>
          <text:p text:style-name="P27"><text:span text:style-name="T10"><text:s text:c="4"/>Counter value: 2</text:span></text:p>
        </text:list-item>
      </text:list>
      <text:list xml:id="list538609802" text:style-name="L35">
        <text:list-item>
          <text:p text:style-name="P79"><text:span text:style-name="T25">NOTE :</text:span></text:p>
        </text:list-item>
      </text:list>
      <text:p text:style-name="P42"><text:soft-page-break/></text:p>
      <text:list xml:id="list1068748930" text:style-name="L36">
        <text:list-item>
          <text:list>
            <text:list-item>
              <text:list>
                <text:list-item>
                  <text:p text:style-name="P28"><text:span text:style-name="T25">When a mutex lock is attempted against a mutex which is held by another thread, the thread is blocked until the mutex is unlocked.</text:span></text:p>
                  <text:p text:style-name="P28"><text:span text:style-name="T25"/></text:p>
                </text:list-item>
                <text:list-item>
                  <text:p text:style-name="P28"><text:span text:style-name="T25"><text:s/>When a thread terminates, the mutex does not unless explicitly unlocked. </text:span></text:p>
                  <text:p text:style-name="P28"><text:span text:style-name="T25"/></text:p>
                </text:list-item>
                <text:list-item>
                  <text:p text:style-name="P28"><text:span text:style-name="T25">Nothing happens by default</text:span>. </text:p>
                </text:list-item>
              </text:list>
            </text:list-item>
          </text:list>
        </text:list-item>
      </text:list>
      <text:p text:style-name="P55"/>
      <text:p text:style-name="P55"/>
      <text:p text:style-name="P55"><text:s text:c="5"/>JOINS <text:s/>:</text:p>
      <text:p text:style-name="P55"><text:s/></text:p>
      <text:list xml:id="list1312235582" text:style-name="L37">
        <text:list-item>
          <text:p text:style-name="P68"><text:span text:style-name="T25"><text:s/>A join is performed when one wants to wait for a thread to finish.</text:span></text:p>
          <text:p text:style-name="P68"><text:span text:style-name="T25"/></text:p>
        </text:list-item>
        <text:list-item>
          <text:p text:style-name="P68"><text:span text:style-name="T25"><text:s/>A thread calling routine may launch multiple threads then wait for <text:s/>them to finish to get the results.</text:span></text:p>
          <text:p text:style-name="P68"><text:span text:style-name="T25"/></text:p>
        </text:list-item>
        <text:list-item>
          <text:p text:style-name="P68"><text:span text:style-name="T25"><text:s/>One wait for the completion of the threads with a join. </text:span></text:p>
        </text:list-item>
      </text:list>
      <text:p text:style-name="P109"><text:span text:style-name="T38"/></text:p>
      <text:list xml:id="list911789826" text:style-name="L38">
        <text:list-item>
          <text:p text:style-name="P29"><text:span text:style-name="T8"><text:s/></text:span><text:span text:style-name="T65">EXAMPLE : join1.c</text:span><text:span text:style-name="T8"> </text:span></text:p>
          <text:p text:style-name="P29"><text:span text:style-name="T8"/></text:p>
          <text:p text:style-name="P43"><text:s text:c="2"/>#include &lt;stdio.h&gt;</text:p>
          <text:p text:style-name="P43"><text:s text:c="2"/>#include &lt;pthread.h&gt;</text:p>
          <text:p text:style-name="P43"></text:p>
          <text:p text:style-name="P43"><text:s text:c="2"/>#define NTHREADS 10</text:p>
          <text:p text:style-name="P43"><text:s text:c="2"/>void *thread_function(void *);</text:p>
          <text:p text:style-name="P43"><text:s text:c="2"/>pthread_mutex_t mutex1 = PTHREAD_MUTEX_INITIALIZER;</text:p>
          <text:p text:style-name="P43"><text:s text:c="2"/>int <text:s/>counter = 0;</text:p>
          <text:p text:style-name="P43"></text:p>
          <text:p text:style-name="P43"><text:s text:c="2"/>int <text:s/>main()</text:p>
          <text:p text:style-name="P43"><text:s/>{</text:p>
          <text:p text:style-name="P43"><text:s text:c="7"/>pthread_t thread_id[NTHREADS];</text:p>
          <text:p text:style-name="P43"><text:s text:c="7"/>int i, j;</text:p>
          <text:p text:style-name="P43"></text:p>
          <text:p text:style-name="P43"><text:s text:c="7"/>for(i=0; i &lt; NTHREADS; i++)</text:p>
          <text:p text:style-name="P43"><text:s text:c="7"/>{</text:p>
          <text:p text:style-name="P43"><text:soft-page-break/><text:s text:c="10"/>pthread_create( &amp;thread_id[i], NULL, thread_function, NULL );</text:p>
          <text:p text:style-name="P43"><text:s text:c="7"/>}</text:p>
          <text:p text:style-name="P43"></text:p>
          <text:p text:style-name="P43"><text:s text:c="7"/>for(j=0; j &lt; NTHREADS; j++)</text:p>
          <text:p text:style-name="P43"><text:s text:c="7"/>{</text:p>
          <text:p text:style-name="P43"><text:s text:c="10"/>pthread_join( thread_id[j], NULL);</text:p>
          <text:p text:style-name="P43"><text:s text:c="7"/>}</text:p>
          <text:p text:style-name="P43"></text:p>
          <text:p text:style-name="P43"><text:s text:c="4"/>/* Now that all threads are complete I can print the final result. <text:s text:c="4"/>*/</text:p>
          <text:p text:style-name="P43"><text:s text:c="4"/>/* Without the join I could be printing a value before all the threads <text:s text:c="2"/></text:p>
          <text:p text:style-name="P43"><text:s text:c="9"/>have been completed. <text:s/>*/</text:p>
          <text:p text:style-name="P43"></text:p>
          <text:p text:style-name="P43"><text:s text:c="8"/>printf("Final counter value: %d\n", counter);</text:p>
          <text:p text:style-name="P43"><text:s/>}</text:p>
          <text:p text:style-name="P43"></text:p>
          <text:p text:style-name="P43">void *thread_function(void *dummyPtr)</text:p>
          <text:p text:style-name="P43">{</text:p>
          <text:p text:style-name="P43"><text:s text:c="7"/>printf("Thread number %ld\n", pthread_self());</text:p>
          <text:p text:style-name="P43"><text:s text:c="7"/>pthread_mutex_lock( &amp;mutex1 );</text:p>
          <text:p text:style-name="P43"><text:s text:c="2"/> <text:s text:c="4"/>counter++;</text:p>
          <text:p text:style-name="P43"><text:s text:c="7"/>pthread_mutex_unlock( &amp;mutex1 );</text:p>
          <text:p text:style-name="P43">}</text:p>
          <text:p text:style-name="P43"/>
        </text:list-item>
        <text:list-item>
          <text:p text:style-name="P75">COMPILE :</text:p>
        </text:list-item>
      </text:list>
      <text:p text:style-name="P74"/>
      <text:p text:style-name="P41"><text:s text:c="12"/>gcc join1.c <text:s text:c="2"/>-o join1 <text:s text:c="2"/>-lpthread</text:p>
      <text:p text:style-name="P41"/>
      <text:list xml:id="list283172548" text:style-name="L39">
        <text:list-item>
          <text:p text:style-name="P78"><text:span text:style-name="T25"><text:s text:c="2"/>RUN :</text:span></text:p>
          <text:p text:style-name="P78"><text:span text:style-name="T25"/></text:p>
          <text:p text:style-name="P69"><text:span text:style-name="T25"><text:s text:c="5"/>./join1</text:span></text:p>
          <text:p text:style-name="P69"><text:span text:style-name="T25"/></text:p>
        </text:list-item>
        <text:list-item>
          <text:p text:style-name="P69"><text:span text:style-name="T25"><text:s/></text:span><text:span text:style-name="T63"><text:s/>OUTPUT <text:s text:c="2"/>:</text:span></text:p>
          <text:p text:style-name="P69"><text:span text:style-name="T25"/></text:p>
          <text:p text:style-name="P69"><text:span text:style-name="T25"><text:s text:c="5"/>Thread number 1026</text:span></text:p>
        </text:list-item>
      </text:list>
      <text:p text:style-name="P92"><text:s text:c="15"/>Thread number 2051</text:p>
      <text:p text:style-name="P92"><text:s text:c="15"/>Thread number 3076</text:p>
      <text:p text:style-name="P92"><text:s text:c="15"/>Thread number 4101</text:p>
      <text:p text:style-name="P92"><text:s text:c="16"/>Thread number 5126</text:p>
      <text:p text:style-name="P92"><text:soft-page-break/><text:s text:c="16"/>Thread number 6151</text:p>
      <text:p text:style-name="P92"><text:s text:c="15"/>Thread number 7176</text:p>
      <text:p text:style-name="P92"><text:s text:c="16"/>Thread number 8201</text:p>
      <text:p text:style-name="P92"><text:s text:c="16"/>Thread number 9226</text:p>
      <text:p text:style-name="P92"><text:s text:c="16"/>Thread number 10251</text:p>
      <text:p text:style-name="P93"><text:s text:c="16"/>Final counter value: 10</text:p>
      <text:p text:style-name="Standard"><text:span text:style-name="T25"><text:s/></text:span><text:span text:style-name="T58">CONDITION VARIABLES :</text:span></text:p>
      <text:p text:style-name="Standard"><text:span text:style-name="T25"/></text:p>
      <text:list xml:id="list1712526472" text:style-name="L40">
        <text:list-item>
          <text:p text:style-name="P70"><text:span text:style-name="T25"><text:s/>A condition variable is a variable of type </text:span><text:span text:style-name="Teletype"><text:span text:style-name="T25">pthread_cond_t</text:span></text:span><text:span text:style-name="T25"> and is used with the appropriate functions for waiting and later, process continuation. </text:span></text:p>
          <text:p text:style-name="P70"><text:span text:style-name="T25"/></text:p>
        </text:list-item>
        <text:list-item>
          <text:p text:style-name="P70"><text:span text:style-name="T25">The condition variable mechanism allows threads to suspend execution and relinquish the processor until some condition is true.</text:span></text:p>
          <text:p text:style-name="P70"><text:span text:style-name="T25"/></text:p>
        </text:list-item>
        <text:list-item>
          <text:p text:style-name="P70"><text:span text:style-name="T25"><text:s/>A condition variable must always be associated with a mutex to avoid a race condition created by one thread preparing to wait and another thread which may signal the condition before the first thread actually waits on it resulting in a deadlock. </text:span></text:p>
          <text:p text:style-name="P70"><text:span text:style-name="T25"/></text:p>
        </text:list-item>
        <text:list-item>
          <text:p text:style-name="P70"><text:span text:style-name="T25">The thread will be perpetually waiting for a signal that is never sent.</text:span></text:p>
          <text:p text:style-name="P70"><text:span text:style-name="T25"/></text:p>
        </text:list-item>
        <text:list-item>
          <text:p text:style-name="P70"><text:span text:style-name="T25">Any mutex can be used, there is no explicit link between the mutex and the condition variable. </text:span></text:p>
        </text:list-item>
      </text:list>
      <text:p text:style-name="Standard"><text:span text:style-name="T25"/></text:p>
      <text:p text:style-name="Standard"><text:span text:style-name="T25"><text:s text:c="6"/></text:span></text:p>
      <text:list xml:id="list1140985240" text:style-name="L42">
        <text:list-item>
          <text:p text:style-name="P111"><text:span text:style-name="T25"><text:s/></text:span><text:span text:style-name="T38">Functions used in conjunction with the condition variable: </text:span></text:p>
        </text:list-item>
      </text:list>
      <text:list xml:id="list782588053" text:style-name="L43">
        <text:list-item>
          <text:p text:style-name="P112"><text:span text:style-name="T38">Creating/Destroying</text:span>: </text:p>
        </text:list-item>
      </text:list>
      <text:list xml:id="list49927481" text:style-name="L41">
        <text:list-item>
          <text:list>
            <text:list-item>
              <text:p text:style-name="P102"><text:a xlink:type="simple" xlink:href="http://node1.yo-linux.com/cgi-bin/man2html?cgi_command=pthread_cond_init"><text:span text:style-name="T39">pthread_cond_init</text:span></text:a><text:span text:style-name="T38"> </text:span></text:p>
            </text:list-item>
            <text:list-item>
              <text:p text:style-name="P103">pthread_cond_t cond = PTHREAD_COND_INITIALIZER; </text:p>
            </text:list-item>
            <text:list-item>
              <text:p text:style-name="P102"><text:span text:style-name="T38"><text:s/></text:span><text:a xlink:type="simple" xlink:href="http://node1.yo-linux.com/cgi-bin/man2html?cgi_command=pthread_cond_destroy"><text:span text:style-name="T40">pthread_cond_destroy</text:span></text:a></text:p>
            </text:list-item>
          </text:list>
        </text:list-item>
        <text:list-item>
          <text:p text:style-name="P103">Waiting on condition: </text:p>
          <text:list>
            <text:list-item>
              <text:p text:style-name="P102"><text:span text:style-name="T38"><text:s/></text:span><text:a xlink:type="simple" xlink:href="http://node1.yo-linux.com/cgi-bin/man2html?cgi_command=pthread_cond_wait"><text:span text:style-name="T40">pthread_cond_wait</text:span></text:a></text:p>
            </text:list-item>
            <text:list-item>
              <text:p text:style-name="P102"><text:span text:style-name="T41"><text:s text:c="2"/></text:span><text:a xlink:type="simple" xlink:href="http://node1.yo-linux.com/cgi-bin/man2html?cgi_command=pthread_cond_wait"><text:span text:style-name="T40">pthread_cond_timedwait</text:span></text:a><text:span text:style-name="T41"> </text:span><text:span text:style-name="T40">- place limit on how lon</text:span><text:span text:style-name="T38">g it will block. </text:span></text:p>
            </text:list-item>
          </text:list>
        </text:list-item>
        <text:list-item>
          <text:p text:style-name="P103">Waking thread based on condition: </text:p>
          <text:list>
            <text:list-item>
              <text:p text:style-name="P102"><text:a xlink:type="simple" xlink:href="http://node1.yo-linux.com/cgi-bin/man2html?cgi_command=pthread_cond_signal"><text:span text:style-name="T41">pthread_cond_signal</text:span></text:a><text:span text:style-name="T40"> </text:span></text:p>
            </text:list-item>
            <text:list-item>
              <text:p text:style-name="P110"><text:soft-page-break/><text:a xlink:type="simple" xlink:href="http://node1.yo-linux.com/cgi-bin/man2html?cgi_command=pthread_cond_broadcast"><text:span text:style-name="T40">pthread_cond_broadcast</text:span></text:a><text:span text:style-name="T41"> </text:span><text:span text:style-name="T38">- wake up all threads blocked by the specified condition variable. </text:span></text:p>
            </text:list-item>
          </text:list>
        </text:list-item>
      </text:list>
      <text:list xml:id="list589071270" text:continue-list="list1712526472" text:style-name="L40">
        <text:list-item>
          <text:p text:style-name="P77"><text:span text:style-name="T25">EXAMPLE : condition_var1.c </text:span></text:p>
        </text:list-item>
      </text:list>
      <text:list xml:id="list2162422472" text:continue-list="list911789826" text:style-name="L38">
        <text:list-header>
          <text:p text:style-name="P43"><text:s text:c="2"/></text:p>
          <text:p text:style-name="P43"><text:s/>#include &lt;stdlib.h&gt;</text:p>
          <text:p text:style-name="P43"><text:s/>#include &lt;pthread.h&gt;</text:p>
          <text:p text:style-name="P43"></text:p>
          <text:p text:style-name="P43">pthread_mutex_t count_mutex = PTHREAD_MUTEX_INITIALIZER;</text:p>
          <text:p text:style-name="P43">pthread_mutex_tcondition_mutex=</text:p>
          <text:p text:style-name="P43"><text:s text:c="31"/>PTHREAD_MUTEX_INITIALIZER;</text:p>
          <text:p text:style-name="P43">pthread_cond_t <text:s/>condition_cond <text:s/>= PTHREAD_COND_INITIALIZER;</text:p>
          <text:p text:style-name="P43"></text:p>
          <text:p text:style-name="P43">void *functionCount1();</text:p>
          <text:p text:style-name="P43">void *functionCount2();</text:p>
          <text:p text:style-name="P43">int <text:s/>count = 0;</text:p>
          <text:p text:style-name="P43">#define COUNT_DONE <text:s/>10</text:p>
          <text:p text:style-name="P43">#define COUNT_HALT1 <text:s/>3</text:p>
          <text:p text:style-name="P43">#define COUNT_HALT2 <text:s/>6</text:p>
          <text:p text:style-name="P43"></text:p>
          <text:p text:style-name="P43">int main()</text:p>
          <text:p text:style-name="P43">{</text:p>
          <text:p text:style-name="P43"><text:s text:c="3"/>pthread_t thread1, thread2;</text:p>
          <text:p text:style-name="P43"></text:p>
          <text:p text:style-name="P43"><text:s text:c="3"/>pthread_create( &amp;thread1, NULL, &amp;functionCount1, NULL);</text:p>
          <text:p text:style-name="P43"><text:s text:c="3"/>pthread_create( &amp;thread2, NULL, &amp;functionCount2, NULL);</text:p>
          <text:p text:style-name="P43"><text:s text:c="3"/>pthread_join( thread1, NULL);</text:p>
          <text:p text:style-name="P43"><text:s text:c="3"/>pthread_join( thread2, NULL);</text:p>
          <text:p text:style-name="P43"></text:p>
          <text:p text:style-name="P43"><text:s text:c="3"/>exit(0);</text:p>
          <text:p text:style-name="P43">}</text:p>
          <text:p text:style-name="P43"></text:p>
          <text:p text:style-name="P43">void *functionCount1()</text:p>
          <text:p text:style-name="P43">{</text:p>
          <text:p text:style-name="P43"><text:s text:c="3"/>for(;;)</text:p>
          <text:p text:style-name="P43"><text:s text:c="3"/>{</text:p>
          <text:p text:style-name="P43"><text:s text:c="6"/>pthread_mutex_lock( &amp;condition_mutex );</text:p>
          <text:p text:style-name="P43"><text:s text:c="5"/>while( count &gt;= COUNT_HALT1 &amp;&amp; count &lt;= COUNT_HALT2 )</text:p>
          <text:p text:style-name="P43"><text:soft-page-break/><text:s text:c="5"/>{</text:p>
          <text:p text:style-name="P43"><text:s text:c="9"/>pthread_cond_wait( &amp;condition_cond, &amp;condition_mutex );</text:p>
          <text:p text:style-name="P43"><text:s text:c="6"/>}</text:p>
          <text:p text:style-name="P43"><text:s text:c="6"/>pthread_mutex_unlock( &amp;condition_mutex );</text:p>
          <text:p text:style-name="P43"> <text:s text:c="5"/>pthread_mutex_lock( &amp;count_mutex ); <text:s text:c="2"/></text:p>
        </text:list-header>
      </text:list>
      <text:p text:style-name="P41"><text:s text:c="16"/>count++;</text:p>
      <text:p text:style-name="P41"><text:s text:c="16"/>printf("Counter value functionCount1: %d\n",count);</text:p>
      <text:list xml:id="list152070426" text:continue-numbering="true" text:style-name="L38">
        <text:list-header>
          <text:p text:style-name="P43"><text:s text:c="5"/>pthread_mutex_unlock( &amp;count_mutex );</text:p>
          <text:p text:style-name="P43"></text:p>
          <text:p text:style-name="P43"><text:s text:c="5"/>if(count &gt;= COUNT_DONE) return(NULL);</text:p>
          <text:p text:style-name="P43"><text:s text:c="4"/>}</text:p>
          <text:p text:style-name="P43">}</text:p>
          <text:p text:style-name="P43"></text:p>
          <text:p text:style-name="P43">void *functionCount2()</text:p>
          <text:p text:style-name="P43">{</text:p>
          <text:p text:style-name="P43"><text:s text:c="4"/>for(;;) <text:s text:c="3"/>{</text:p>
          <text:p text:style-name="P43"><text:s text:c="7"/>pthread_mutex_lock( &amp;condition_mutex );</text:p>
          <text:p text:style-name="P43"><text:s text:c="7"/>if( count &lt; COUNT_HALT1 || count &gt; COUNT_HALT2 )</text:p>
          <text:p text:style-name="P43"><text:s text:c="7"/>{</text:p>
          <text:p text:style-name="P43"><text:s text:c="10"/>pthread_cond_signal( &amp;condition_cond );</text:p>
          <text:p text:style-name="P43"><text:s text:c="7"/>}</text:p>
          <text:p text:style-name="P43"><text:s text:c="7"/>pthread_mutex_unlock( &amp;condition_mutex );</text:p>
          <text:p text:style-name="P43"></text:p>
          <text:p text:style-name="P43"><text:s text:c="7"/>pthread_mutex_lock( &amp;count_mutex );</text:p>
          <text:p text:style-name="P43"><text:s text:c="7"/>count++;</text:p>
          <text:p text:style-name="P43"><text:s text:c="7"/>printf("Counter value functionCount2: %d\n",count);</text:p>
          <text:p text:style-name="P43"><text:s text:c="7"/>pthread_mutex_unlock( &amp;count_mutex );</text:p>
          <text:p text:style-name="P43"></text:p>
          <text:p text:style-name="P43"><text:s text:c="7"/>if(count &gt;= COUNT_DONE) return(NULL);</text:p>
          <text:p text:style-name="P43"><text:s text:c="4"/>}</text:p>
          <text:p text:style-name="P43"/>
        </text:list-header>
        <text:list-item>
          <text:p text:style-name="P75"><text:s/>COMPILE :</text:p>
          <text:p text:style-name="P43"/>
          <text:p text:style-name="P43"><text:s/>gcc condition_var1.c -o condition_var1 <text:s text:c="8"/>-lpthread</text:p>
          <text:p text:style-name="P43"/>
        </text:list-item>
        <text:list-item>
          <text:p text:style-name="P76"><text:span text:style-name="T2">RUN</text:span> <text:s/>:</text:p>
          <text:p text:style-name="P43">./condition_var1</text:p>
          <text:p text:style-name="P43"><text:soft-page-break/></text:p>
        </text:list-item>
        <text:list-item>
          <text:p text:style-name="P43"><text:span text:style-name="T62"><text:s/>OUTPUT</text:span> :</text:p>
          <text:p text:style-name="P43"/>
          <text:p text:style-name="P43">Counter value functionCount1: 1</text:p>
          <text:p text:style-name="P43">Counter value functionCount1: 2</text:p>
          <text:p text:style-name="P43">Counter value functionCount1: 3</text:p>
          <text:p text:style-name="P43">Counter value functionCount2: 4</text:p>
          <text:p text:style-name="P43">Counter value functionCount2: 5</text:p>
          <text:p text:style-name="P43">Counter value functionCount2: 6</text:p>
          <text:p text:style-name="P43">Counter value functionCount2: 7</text:p>
          <text:p text:style-name="P43">Counter value functionCount2: 8</text:p>
          <text:p text:style-name="P43">Counter value functionCount2: 9</text:p>
          <text:p text:style-name="P43">Counter value functionCount2: 10</text:p>
          <text:p text:style-name="P43">Counter value functionCount1: 11 <text:s text:c="77"/></text:p>
        </text:list-item>
      </text:list>
      <text:p text:style-name="P41"><text:s text:c="11"/></text:p>
      <text:p text:style-name="P41"/>
      <text:list xml:id="list2077756104" text:style-name="L44">
        <text:list-item>
          <text:p text:style-name="P71"><text:span text:style-name="T38"><text:s/>Note that </text:span><text:span text:style-name="Teletype"><text:span text:style-name="T38">functionCount1()</text:span></text:span><text:span text:style-name="T38"> was halted while count was between the values COUNT_HALT1 and COUNT_HALT2. </text:span></text:p>
          <text:p text:style-name="P71"><text:span text:style-name="T38"/></text:p>
        </text:list-item>
        <text:list-item>
          <text:p text:style-name="P71"><text:span text:style-name="T38">The only thing that has been ensures is that </text:span><text:span text:style-name="Teletype"><text:span text:style-name="T38">functionCount2</text:span></text:span><text:span text:style-name="T38"> will increment the count between the values COUNT_HALT1 and COUNT_HALT2. </text:span></text:p>
          <text:p text:style-name="P71"><text:span text:style-name="T38"/></text:p>
        </text:list-item>
        <text:list-item>
          <text:p text:style-name="P71"><text:span text:style-name="T38">Everything else is random. </text:span></text:p>
          <text:p text:style-name="P71"><text:span text:style-name="T38"/></text:p>
        </text:list-item>
        <text:list-item>
          <text:p text:style-name="P71"><text:span text:style-name="T38">The logic conditions (the "if" and "while" statements) must be chosen to insure that the "signal" is executed if the "wait" is ever processed. </text:span></text:p>
          <text:p text:style-name="P71"><text:span text:style-name="T38"/></text:p>
        </text:list-item>
        <text:list-item>
          <text:p text:style-name="P71"><text:span text:style-name="T38">Poor software logic can also lead to a deadlock condition. </text:span></text:p>
        </text:list-item>
      </text:list>
      <text:list xml:id="list183813866" text:style-name="L45">
        <text:list-header>
          <text:p text:style-name="P117"><text:span text:style-name="T38"/></text:p>
        </text:list-header>
        <text:list-item>
          <text:p text:style-name="P117"><text:span text:style-name="T38">Note: Race conditions abound with this example because count is used as the condition and can't be locked in the while statement without causing deadlock. <text:s/></text:span><text:s text:c="3"/></text:p>
        </text:list-item>
      </text:list>
      <text:p text:style-name="P107"/>
      <text:p text:style-name="P107"><text:s/><text:span text:style-name="T55"><text:s/></text:span><text:span text:style-name="T60"><text:s text:c="3"/>THREAD SCHEDULING :</text:span></text:p>
      <text:list xml:id="list1096164323" text:style-name="L46">
        <text:list-item>
          <text:p text:style-name="P114"><text:soft-page-break/>When this option is enabled, each thread may have its own scheduling properties. Scheduling attributes may be specified: </text:p>
        </text:list-item>
        <text:list-item text:style-override="L47">
          <text:p text:style-name="P104">during thread creation </text:p>
        </text:list-item>
        <text:list-item text:style-override="L47">
          <text:p text:style-name="P104">by dynamically by changing the attributes of a thread already created </text:p>
        </text:list-item>
        <text:list-item text:style-override="L47">
          <text:p text:style-name="P104">by defining the effect of a mutex on the thread's scheduling when creating a mutex </text:p>
        </text:list-item>
        <text:list-item text:style-override="L47">
          <text:p text:style-name="P115">by dynamically changing the scheduling of a thread during synchronization operations. </text:p>
        </text:list-item>
      </text:list>
      <text:p text:style-name="P107"><text:s text:c="5"/></text:p>
      <text:p text:style-name="P107"><text:s text:c="5"/><text:span text:style-name="T38"><text:s/></text:span><text:span text:style-name="T60">THREAD PITFALLS</text:span><text:span text:style-name="T55"> :</text:span></text:p>
      <text:list xml:id="list210299157" text:style-name="L52">
        <text:list-item>
          <text:p text:style-name="P121">Race conditions: </text:p>
          <text:p text:style-name="P119"><text:span text:style-name="T38">While the code may appear on the screen in the order you wish the <text:s text:c="53"/>code to execute, threads are scheduled by the operating system and <text:s text:c="11"/>are executed at random. </text:span></text:p>
          <text:p text:style-name="P119"><text:span text:style-name="T38">It cannot be assumed that threads are executed in the order they are created. They may also execute at different speeds.</text:span></text:p>
          <text:p text:style-name="P119"><text:span text:style-name="T38"><text:s/>When threads are executing (racing to complete) they may give unexpected results (race condition).</text:span></text:p>
          <text:p text:style-name="P119"><text:span text:style-name="T38"><text:s/>Mutexes and joins must be utilized to achieve a predictable execution <text:s text:c="2"/>order and outcome. </text:span></text:p>
        </text:list-item>
      </text:list>
      <text:list xml:id="list1822324984" text:style-name="L49">
        <text:list-item>
          <text:p text:style-name="P122"><text:span text:style-name="T38"><text:s/>Thread safe code: </text:span></text:p>
          <text:p text:style-name="P118"><text:span text:style-name="T38">The threaded routines must call functions which are <text:s text:c="3"/>"thread safe". This means that there are no static or global variables which other threads may clobber or read assuming single threaded operation. </text:span></text:p>
          <text:p text:style-name="P118"><text:span text:style-name="T38">If static or global variables are used then mutexes must be applied or the functions must be re-written to avoid the use of these variables. </text:span></text:p>
          <text:p text:style-name="P118"><text:soft-page-break/><text:span text:style-name="T38">In C, local variables are dynamically allocated on the stack. Therefore, any function that does not use static data or other shared resources is thread-safe. </text:span></text:p>
          <text:p text:style-name="P118"><text:span text:style-name="T38">Thread-unsafe functions may be used by only one thread at a time in a program and the uniqueness of the thread must be ensured.</text:span></text:p>
          <text:p text:style-name="P118"><text:span text:style-name="T38"><text:s/>Many non-reentrant functions return a pointer to static data.</text:span></text:p>
          <text:p text:style-name="P118"><text:span text:style-name="T38"><text:s/>This can be avoided by returning dynamically allocated data or using caller-provided storage.</text:span></text:p>
          <text:p text:style-name="P118"><text:span text:style-name="T38"><text:s/>An example of a non-thread safe function is </text:span><text:span text:style-name="Teletype"><text:span text:style-name="T38">strtok</text:span></text:span><text:span text:style-name="T38"> which is also not re-entrant. The "thread safe" version is the re-entrant version </text:span><text:span text:style-name="Teletype"><text:span text:style-name="T38">strtok_r</text:span></text:span><text:span text:style-name="T38">.</text:span></text:p>
        </text:list-item>
      </text:list>
      <text:list xml:id="list1671107985" text:style-name="L50">
        <text:list-item>
          <text:p text:style-name="P106"><text:span text:style-name="T38">Mutex Deadlock: </text:span></text:p>
          <text:p text:style-name="P105"><text:span text:style-name="T38"/></text:p>
          <text:p text:style-name="P105"><text:span text:style-name="T38">This condition occurs when a mutex is applied but then not "unlocked". This causes program execution to halt indefinitely.</text:span></text:p>
          <text:p text:style-name="P105"><text:span text:style-name="T38"/></text:p>
          <text:p text:style-name="P105"><text:span text:style-name="T38"><text:s/>It can also be caused by poor application of mutexes or joins. </text:span></text:p>
          <text:p text:style-name="P105"><text:span text:style-name="T38"/></text:p>
          <text:p text:style-name="P105"><text:span text:style-name="T38">Be careful when applying two or more mutexes to a section of code. </text:span></text:p>
          <text:p text:style-name="P105"><text:span text:style-name="T38"/></text:p>
          <text:p text:style-name="P105"><text:span text:style-name="T38">If the first pthread_mutex_lock is applied and the second pthread_mutex_lock fails due to another thread applying a mutex, the first mutex may eventually lock all other threads from accessing data including the thread which holds the second mutex. </text:span></text:p>
          <text:p text:style-name="P105"><text:span text:style-name="T38"/></text:p>
          <text:p text:style-name="P105"><text:span text:style-name="T38">The threads may wait indefinitely for the resource to become free causing a deadlock. </text:span></text:p>
          <text:p text:style-name="P105"><text:span text:style-name="T38"/></text:p>
          <text:p text:style-name="P105"><text:span text:style-name="T38">It is best to test and if failure occurs, free the resources and stall before retrying. </text:span></text:p>
        </text:list-item>
      </text:list>
      <text:p text:style-name="P113"/>
      <text:p text:style-name="P107"><text:span text:style-name="T38"><text:s text:c="8"/>...</text:span></text:p>
      <text:p text:style-name="P92"><text:s text:c="8"/>pthread_mutex_lock(&amp;mutex_1);</text:p>
      <text:p text:style-name="P92"><text:s text:c="8"/>while ( pthread_mutex_trylock(&amp;mutex_2) ) <text:s/>//Test if already locked <text:s text:c="4"/></text:p>
      <text:p text:style-name="P92"><text:soft-page-break/><text:s text:c="8"/>{</text:p>
      <text:p text:style-name="P92"><text:s text:c="8"/>pthread_mutex_unlock(&amp;mutex_1); <text:s/>//Free resource to avoid deadlock </text:p>
      <text:p text:style-name="P92"><text:s text:c="8"/>...</text:p>
      <text:p text:style-name="P92"><text:s text:c="8"/>/* stall here <text:s text:c="2"/>*/</text:p>
      <text:p text:style-name="P92"><text:s text:c="8"/>...</text:p>
      <text:p text:style-name="P92"><text:s text:c="8"/>pthread_mutex_lock(&amp;mutex_1);</text:p>
      <text:p text:style-name="P92"><text:s text:c="7"/>}</text:p>
      <text:p text:style-name="P92"><text:s text:c="8"/>count++;</text:p>
      <text:p text:style-name="P92"><text:s text:c="8"/>pthread_mutex_unlock(&amp;mutex_1);</text:p>
      <text:p text:style-name="P92"><text:s text:c="8"/>pthread_mutex_unlock(&amp;mutex_2);</text:p>
      <text:p text:style-name="P92"><text:s text:c="8"/>...</text:p>
      <text:p text:style-name="P93"><text:s text:c="5"/></text:p>
      <text:list xml:id="list1663897863" text:style-name="L53">
        <text:list-item>
          <text:p text:style-name="P94"><text:span text:style-name="T38"><text:s/>The order of applying the mutex is also important. The following code</text:span></text:p>
        </text:list-item>
      </text:list>
      <text:p text:style-name="P93"><text:s text:c="11"/>segment illustrates a potential for deadlock: </text:p>
      <text:p text:style-name="P113"><text:s text:c="8"/></text:p>
      <text:p text:style-name="P93"><text:s text:c="10"/>void *function1()</text:p>
      <text:p text:style-name="P92"><text:s text:c="9"/>{</text:p>
      <text:p text:style-name="P92"><text:s text:c="12"/>...</text:p>
      <text:p text:style-name="P92"><text:s text:c="10"/>pthread_mutex_lock(&amp;lock1); <text:s text:c="3"/><text:span text:style-name="T42">- Execution step 1</text:span></text:p>
      <text:p text:style-name="P92"><text:s text:c="10"/>pthread_mutex_lock(&amp;lock2); <text:s/><text:span text:style-name="T42">- Execution step 3 <text:s text:c="3"/>DEADLOCK!!!</text:span></text:p>
      <text:p text:style-name="P92"><text:s text:c="11"/>...</text:p>
      <text:p text:style-name="P92"><text:s text:c="11"/>...</text:p>
      <text:p text:style-name="P92"><text:s text:c="10"/>pthread_mutex_lock(&amp;lock2);</text:p>
      <text:p text:style-name="P92"><text:s text:c="10"/>pthread_mutex_lock(&amp;lock1);</text:p>
      <text:p text:style-name="P92"><text:s text:c="10"/>...</text:p>
      <text:p text:style-name="P92"><text:s text:c="8"/>} </text:p>
      <text:p text:style-name="P92"><text:s text:c="9"/>void *function2()</text:p>
      <text:p text:style-name="P92"><text:s text:c="8"/>{</text:p>
      <text:p text:style-name="P92"><text:s text:c="10"/>...</text:p>
      <text:p text:style-name="P92"><text:s text:c="10"/>pthread_mutex_lock(&amp;lock2); <text:s text:c="10"/><text:span text:style-name="T42">- Execution step 2</text:span></text:p>
      <text:p text:style-name="P92"><text:s text:c="10"/>pthread_mutex_lock(&amp;lock1);</text:p>
      <text:p text:style-name="P92"><text:s text:c="11"/>...</text:p>
      <text:p text:style-name="P92"><text:s text:c="11"/>...</text:p>
      <text:p text:style-name="P92"><text:soft-page-break/><text:s text:c="9"/>pthread_mutex_lock(&amp;lock1);</text:p>
      <text:p text:style-name="P92"><text:s text:c="9"/>pthread_mutex_lock(&amp;lock2);</text:p>
      <text:p text:style-name="P92"><text:s text:c="9"/>...</text:p>
      <text:p text:style-name="P92"><text:s text:c="8"/>} </text:p>
      <text:p text:style-name="P92"><text:s text:c="2"/></text:p>
      <text:p text:style-name="P92"><text:s text:c="8"/>main()</text:p>
      <text:p text:style-name="P92"><text:s text:c="6"/>{</text:p>
      <text:p text:style-name="P92"><text:s text:c="9"/>...</text:p>
      <text:p text:style-name="P92"><text:s text:c="9"/>pthread_create(&amp;thread1, NULL, function1, NULL);</text:p>
      <text:p text:style-name="P92"><text:s text:c="9"/>pthread_create(&amp;thread2, NULL, function1, NULL);</text:p>
      <text:p text:style-name="P92"><text:s text:c="9"/>...</text:p>
      <text:p text:style-name="P93"><text:s text:c="6"/>}</text:p>
      <text:list xml:id="list1981106958" text:style-name="L55">
        <text:list-item>
          <text:p text:style-name="P120"><text:span text:style-name="T38"><text:s/>If </text:span><text:span text:style-name="Teletype"><text:span text:style-name="T38">function1</text:span></text:span><text:span text:style-name="T38"> acquires the first mutex and </text:span><text:span text:style-name="Teletype"><text:span text:style-name="T38">function2</text:span></text:span><text:span text:style-name="T38"> acquires the second, all <text:s text:c="2"/>resources are tied up and locked. </text:span></text:p>
        </text:list-item>
      </text:list>
      <text:list xml:id="list1118682393" text:style-name="L54">
        <text:list-item>
          <text:p text:style-name="P116"><text:span text:style-name="T62">Condition Variable Deadlock</text:span>: </text:p>
          <text:p text:style-name="P116">The logic conditions (the "if" and "while" statements) must be chosen to insure that the "signal" is executed if the "wait" is everprocessed.</text:p>
        </text:list-item>
      </text:list>
      <text:p text:style-name="P37"/>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3" draw:name="graphics1" text:anchor-type="char" svg:x="-0.061in" svg:y="0.0299in" svg:width="1.8146in" svg:height="0.1965in" draw:z-index="20"><draw:image xlink:href="Pictures/200000100000343100000FEB67A08664.wmf" xlink:type="simple" xlink:show="embed" xlink:actuate="onLoad"/></draw:frame></text:p>
      <text:p text:style-name="P100"/>
      <text:p text:style-name="P99"><draw:frame draw:style-name="fr1" draw:name="Frame2" text:anchor-type="char" svg:x="-1.2811in" svg:y="0.0917in" svg:width="8.4618in" svg:height="0.3283in" draw:z-index="21"><draw:text-box><text:p text:style-name="P123"><text:tab/><text:tab/><text:tab/>Linkwell Telesystems Pvt. Ltd. </text:p></draw:text-box></draw:frame></text:p>
      <text:p text:style-name="P100"><text:s/></text:p>
      <text:p text:style-name="P101"/>
      <text:p text:style-name="P101"><draw:frame draw:style-name="fr2" draw:name="Frame3" text:anchor-type="char" svg:x="-1.3437in" svg:y="0.0252in" svg:width="8.4618in" svg:height="0.4665in" draw:z-index="19"><draw:text-box><text:p text:style-name="P90"><text:span text:style-name="T33"><text:tab/></text:span><text:span text:style-name="T18">Gowra Klassic, Begumpet, Hyderabad 500 016. INDIA. <text:s/></text:span></text:p><text:p text:style-name="P90"><text:span text:style-name="T18"><text:tab/></text:span><text:span text:style-name="T19">E-mail: </text:span><text:a xlink:type="simple" xlink:href="mailto:info@visiontek.co.in"><text:span text:style-name="Internet_20_link"><text:span text:style-name="T23">info@visiontek.co.in</text:span></text:span></text:a><text:span text:style-name="T19"> </text:span></text:p><text:p text:style-name="P90"><text:span text:style-name="T19"><text:tab/></text:span><text:span text:style-name="T20">www.visiontek.co.in</text:span></text:p></draw:text-box></draw:frame></text:p>
      <text:p text:style-name="P67"/>
      <text:p text:style-name="P67"/>
      <text:p text:style-name="P67"/>
      <text:p text:style-name="P5"><text:span text:style-name="T35">Disclaimer: </text:span><text:span text:style-name="T36">VISIONTEK</text:span><text:span text:style-name="T37">®</text:span><text:span text:style-name="T36"> is a registered trademark owned by Linkwell Telesystems Pvt. Ltd. Other brands and names mentioned herein may be the trademarks of their respective owners. Neither the whole nor any part of the information contained in, or the product described in, this document may be adapted or reproduced in any form without the prior written permission of the copyright holder. The product described in this document is subject to continuous developments and improvements. All particulars of the product and its use contained in this document are given by Linkwell Telesystems Pvt. Ltd. in good faith. However, all warranties implied or expressed, including but not limited to implied warranties of merchantability, or fitness for purpose, are excluded. This document is intended only to assist the reader in the use of the product. Linkwell Telesystems Pvt. Ltd. shall not be liable for any loss or damage arising from the use of any information in this document, or any error or omission in such information, or the use or inability to use the product.</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Lohit Devanagari1" svg:font-family="'Lohit Devanagari'" style:font-family-generic="modern"/>
    <style:font-face style:name="WenQuanYi Zen Hei Mono1" svg:font-family="'WenQuanYi Zen Hei Mono'" style:font-family-generic="modern"/>
    <style:font-face style:name="DejaVu Sans Mono1"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Abyssinica SIL" svg:font-family="'Abyssinica SIL'"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Trebuchet MS" fo:font-size="16pt" fo:font-weight="bold" style:font-size-asian="16pt" style:font-weight-asian="bold" style:font-name-complex="Trebuchet MS" style:font-weight-complex="bold"/>
    </style:style>
    <style:style style:name="Text_20_body" style:display-name="Text body" style:family="paragraph" style:parent-style-name="Standard" style:class="text">
      <style:paragraph-properties>
        <style:tab-stops>
          <style:tab-stop style:position="0.1957in"/>
          <style:tab-stop style:position="1.9366in"/>
        </style:tab-stops>
      </style:paragraph-properties>
      <style:text-properties style:font-name="Verdana" fo:font-size="10pt" style:font-size-asian="10pt" style:font-name-complex="Verdana" style:font-size-complex="8pt"/>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autospace="none"/>
      <style:text-properties fo:color="#000000" style:font-name="Verdana" fo:font-size="18pt" fo:font-weight="bold" style:font-size-asian="18pt" style:font-weight-asian="bold" style:font-name-complex="Verdana" style:font-size-complex="18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Verdana" fo:font-size="10pt" fo:font-weight="bold" style:font-size-asian="10pt" style:font-weight-asian="bold" style:font-name-complex="Verdana" style:font-weight-complex="bold"/>
    </style:style>
    <style:style style:name="Heading_20_3" style:display-name="Heading 3" style:family="paragraph" style:parent-style-name="Standard" style:next-style-name="Standard" style:default-outline-level="3" style:class="text">
      <style:paragraph-properties fo:margin-left="0.3091in" fo:margin-right="0in" fo:margin-top="0in" fo:margin-bottom="0in" fo:text-align="center" style:justify-single-word="false" fo:text-indent="-0.3091in" style:auto-text-indent="false" fo:keep-with-next="always" style:text-autospace="none"/>
      <style:text-properties fo:color="#000000" fo:font-size="14pt" style:font-size-asian="14pt" style:font-size-complex="18pt"/>
    </style:style>
    <style:style style:name="Heading_20_4" style:display-name="Heading 4" style:family="paragraph" style:parent-style-name="Standard" style:next-style-name="Standard" style:default-outline-level="4" style:class="text">
      <style:paragraph-properties fo:margin-left="0.3091in" fo:margin-right="0in" fo:margin-top="0in" fo:margin-bottom="0in" fo:text-indent="-0.3091in" style:auto-text-indent="false" fo:keep-with-next="always" style:text-autospace="none"/>
      <style:text-properties fo:color="#000000" fo:font-size="14pt" style:font-size-asian="14pt" style:font-size-complex="18pt"/>
    </style:style>
    <style:style style:name="Heading_20_5" style:display-name="Heading 5" style:family="paragraph" style:parent-style-name="Standard" style:next-style-name="Standard" style:default-outline-level="5" style:class="text">
      <style:paragraph-properties fo:margin-left="0.3091in" fo:margin-right="0in" fo:margin-top="0in" fo:margin-bottom="0in" fo:text-align="center" style:justify-single-word="false" fo:text-indent="-0.3091in" style:auto-text-indent="false" fo:keep-with-next="always" style:text-autospace="none"/>
      <style:text-properties fo:color="#000000" fo:font-size="16pt" fo:font-weight="bold" style:font-size-asian="16pt" style:font-weight-asian="bold" style:font-size-complex="18pt" style:font-weight-complex="bold"/>
    </style:style>
    <style:style style:name="Heading_20_6" style:display-name="Heading 6" style:family="paragraph" style:parent-style-name="Standard" style:next-style-name="Standard" style:default-outline-level="6" style:class="text">
      <style:paragraph-properties fo:margin-left="0.5in" fo:margin-right="0in" fo:margin-top="0in" fo:margin-bottom="0in" fo:text-align="center" style:justify-single-word="false" fo:text-indent="-0.5in" style:auto-text-indent="false" fo:keep-with-next="always" style:text-autospace="none"/>
      <style:text-properties fo:color="#000000" fo:font-size="16pt" fo:font-weight="bold" style:font-size-asian="16pt" style:font-weight-asian="bold" style:font-size-complex="18pt" style:font-weight-complex="bold"/>
    </style:style>
    <style:style style:name="Heading_20_7" style:display-name="Heading 7" style:family="paragraph" style:parent-style-name="Standard" style:next-style-name="Standard" style:default-outline-level="7" style:class="text">
      <style:paragraph-properties fo:margin-left="0.3091in" fo:margin-right="0in" fo:margin-top="0in" fo:margin-bottom="0in" fo:text-indent="-0.3091in" style:auto-text-indent="false" fo:keep-with-next="always" style:text-autospace="none"/>
      <style:text-properties fo:color="#000000" fo:font-size="16pt" style:font-size-asian="16pt" style:font-size-complex="18pt"/>
    </style:style>
    <style:style style:name="Heading_20_8" style:display-name="Heading 8" style:family="paragraph" style:parent-style-name="Standard" style:next-style-name="Standard" style:default-outline-level="8" style:class="text">
      <style:paragraph-properties fo:margin-left="0.3091in" fo:margin-right="0in" fo:margin-top="0in" fo:margin-bottom="0in" fo:text-align="center" style:justify-single-word="false" fo:text-indent="-0.3091in" style:auto-text-indent="false" fo:keep-with-next="always" style:text-autospace="none"/>
      <style:text-properties fo:color="#000000" fo:font-size="18pt" style:font-size-asian="18pt" style:font-size-complex="18pt"/>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size="10pt" style:text-underline-style="solid" style:text-underline-width="auto" style:text-underline-color="font-color" fo:font-weight="bold" style:font-size-asian="10pt" style:font-weight-asian="bold" style:font-name-complex="Verdana" style:font-weight-complex="bold"/>
    </style:style>
    <style:style style:name="Body_20_Text_20_2" style:display-name="Body Text 2" style:family="paragraph" style:parent-style-name="Standard">
      <style:text-properties style:font-name="Verdana" fo:font-size="10pt" fo:font-style="italic" fo:font-weight="bold" style:font-size-asian="10pt" style:font-style-asian="italic" style:font-weight-asian="bold" style:font-name-complex="Verdana" style:font-style-complex="italic"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3" style:display-name="Body Text 3" style:family="paragraph" style:parent-style-name="Standard">
      <style:paragraph-properties style:text-autospace="none"/>
      <style:text-properties fo:color="#000000" style:font-name="Verdana" fo:font-size="14pt" style:font-size-asian="14pt" style:font-name-complex="Verdana" style:font-size-complex="18pt"/>
    </style:style>
    <style:style style:name="Text_20_body_20_indent" style:display-name="Text body indent" style:family="paragraph" style:parent-style-name="Standard" style:class="text">
      <style:paragraph-properties fo:margin-left="0.3091in" fo:margin-right="0in" fo:margin-top="0in" fo:margin-bottom="0in" fo:text-indent="-0.3091in" style:auto-text-indent="false" style:text-autospace="none"/>
      <style:text-properties fo:color="#000000" fo:font-size="14pt" style:font-size-asian="14pt" style:font-size-complex="18pt"/>
    </style:style>
    <style:style style:name="Contents_20_2" style:display-name="Contents 2" style:family="paragraph" style:parent-style-name="Standard" style:next-style-name="Standard" style:class="index">
      <style:paragraph-properties fo:margin-left="0.1665in" fo:margin-right="0in" fo:margin-top="0in" fo:margin-bottom="0in" fo:text-indent="0.2083in" style:auto-text-indent="false">
        <style:tab-stops>
          <style:tab-stop style:position="5.9929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style:tab-stops>
          <style:tab-stop style:position="0.25in"/>
          <style:tab-stop style:position="5.9929in" style:type="right" style:leader-style="dotted" style:leader-text="."/>
        </style:tab-stops>
      </style:paragraph-properties>
      <style:text-properties style:font-name="Verdana" fo:language="zxx" fo:country="none" fo:font-weight="bold" style:font-weight-asian="bold" style:font-name-complex="Verdana"/>
    </style:style>
    <style:style style:name="Contents_20_3" style:display-name="Contents 3" style:family="paragraph" style:parent-style-name="Standard" style:next-style-name="Standard" style:class="index">
      <style:paragraph-properties fo:margin-left="0.75in" fo:margin-right="0.1252in" fo:margin-top="0in" fo:margin-bottom="0in" fo:text-indent="0in" style:auto-text-indent="false">
        <style:tab-stops>
          <style:tab-stop style:position="5.9929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1252in" fo:margin-top="0in" fo:margin-bottom="0in" fo:text-indent="0.0835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Body_20_Text_20_Indent_20_2" style:display-name="Body Text Indent 2" style:family="paragraph" style:parent-style-name="Standard">
      <style:paragraph-properties fo:margin-left="0.3091in" fo:margin-right="0in" fo:margin-top="0in" fo:margin-bottom="0in" fo:text-indent="-0.3091in" style:auto-text-indent="false" style:text-autospace="none"/>
      <style:text-properties fo:color="#000000" style:font-name="Arial" fo:font-size="11pt" style:font-size-asian="11pt" style:font-name-complex="Arial" style:font-size-complex="11pt"/>
    </style:style>
    <style:style style:name="Index_20_1" style:display-name="Index 1" style:family="paragraph" style:parent-style-name="Standard" style:next-style-name="Standard" style:class="index">
      <style:paragraph-properties fo:margin-left="0.1665in" fo:margin-right="0in" fo:margin-top="0in" fo:margin-bottom="0in" fo:text-indent="-0.1665in" style:auto-text-indent="false"/>
    </style:style>
    <style:style style:name="Normal_20__28_Web_29_" style:display-name="Normal (Web)" style:family="paragraph" style:parent-style-name="Standard">
      <style:paragraph-properties fo:margin-top="0.1945in" fo:margin-bottom="0.194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list-style-name="WW8Num2">
      <style:paragraph-properties fo:hyphenation-ladder-count="no-limit"/>
      <style:text-properties fo:hyphenate="true" fo:hyphenation-remain-char-count="2" fo:hyphenation-push-char-count="2"/>
    </style:style>
    <style:style style:name="western" style:family="paragraph" style:parent-style-name="Standard">
      <style:paragraph-properties fo:margin-top="0.1945in" fo:margin-bottom="0.0799in" fo:hyphenation-ladder-count="no-limit"/>
      <style:text-properties fo:color="#000000" fo:hyphenate="true" fo:hyphenation-remain-char-count="2" fo:hyphenation-push-char-count="2"/>
    </style:style>
    <style:style style:name="western1" style:family="paragraph" style:parent-style-name="Standard">
      <style:paragraph-properties fo:margin-top="0.1945in" fo:margin-bottom="0in" fo:hyphenation-ladder-count="no-limit"/>
      <style:text-properties fo:color="#000000" style:font-name="Liberation Serif1" style:font-name-complex="Liberation Serif1" fo:hyphenate="tru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WenQuanYi Zen Hei Mono" style:font-size-asian="10pt" style:font-name-complex="Lohit Devanagari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2z0" style:family="text">
      <style:text-properties style:font-name="Symbol" style:font-name-complex="Wingdings"/>
    </style:style>
    <style:style style:name="WW8Num3z0" style:family="text">
      <style:text-properties fo:color="#000000"/>
    </style:style>
    <style:style style:name="WW8Num3z1" style:family="text">
      <style:text-properties style:font-name="OpenSymbol" style:font-name-complex="OpenSymbol"/>
    </style:style>
    <style:style style:name="WW8Num4z0"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 fo:font-size="10pt" style:font-size-asian="10pt" style:font-name-complex="Courier New"/>
    </style:style>
    <style:style style:name="WW8Num6z0" style:family="text">
      <style:text-properties style:font-name="Wingdings" style:font-name-complex="Wingdings"/>
    </style:style>
    <style:style style:name="WW8Num7z0" style:family="text">
      <style:text-properties style:font-name="Times New Roman" style:font-name-complex="Wingdings"/>
    </style:style>
    <style:style style:name="WW8Num8z0" style:family="text">
      <style:text-properties style:font-name="Wingdings" style:font-name-complex="Wingdings"/>
    </style:style>
    <style:style style:name="WW8Num9z0" style:family="text">
      <style:text-properties style:font-name="Wingdings 2" style:font-name-complex="OpenSymbol"/>
    </style:style>
    <style:style style:name="WW8Num10z0" style:family="text">
      <style:text-properties style:font-name="Symbol" style:font-name-complex="Symbol"/>
    </style:style>
    <style:style style:name="WW8Num11z0" style:family="text">
      <style:text-properties style:font-name="Times New Roman" style:font-name-complex="Times New Roman"/>
    </style:style>
    <style:style style:name="WW8Num12z0" style:family="text">
      <style:text-properties fo:font-size="10pt" style:font-size-asian="10pt"/>
    </style:style>
    <style:style style:name="WW8Num13z0" style:family="text">
      <style:text-properties fo:font-weight="bold" style:font-weight-asian="bold"/>
    </style:style>
    <style:style style:name="WW8Num14z0" style:family="text">
      <style:text-properties fo:font-weight="bold" style:font-weight-asian="bold"/>
    </style:style>
    <style:style style:name="WW8Num15z0" style:family="text">
      <style:text-properties style:font-name="Arial" style:font-name-complex="Arial"/>
    </style:style>
    <style:style style:name="Absatz-Standardschriftart" style:family="text"/>
    <style:style style:name="WW-Absatz-Standardschriftart" style:family="text"/>
    <style:style style:name="WW-Absatz-Standardschriftart1" style:family="text"/>
    <style:style style:name="WW8Num16z0" style:family="text">
      <style:text-properties style:font-name="Wingdings" style:font-name-complex="Wingdings"/>
    </style:style>
    <style:style style:name="WW8Num17z0" style:family="text">
      <style:text-properties style:font-name="Symbol" style:font-name-complex="Wingdings"/>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3z3" style:family="text">
      <style:text-properties fo:color="#000000" style:font-name="Wingdings 2" style:font-name-complex="Wingdings 2"/>
    </style:style>
    <style:style style:name="WW-Absatz-Standardschriftart111111111" style:family="text"/>
    <style:style style:name="WW-Absatz-Standardschriftart1111111111" style:family="text"/>
    <style:style style:name="WW8Num4z1" style:family="text">
      <style:text-properties style:font-name="Courier New" fo:font-size="10pt" style:font-size-asian="10pt" style:font-name-complex="Courier New"/>
    </style:style>
    <style:style style:name="WW8Num4z3" style:family="text">
      <style:text-properties style:font-name="Wingdings 2" style:font-name-complex="Wingdings"/>
    </style:style>
    <style:style style:name="WW8Num5z3" style:family="text">
      <style:text-properties style:font-name="Wingdings 2" style:font-name-complex="Wingdings"/>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6z1" style:family="text">
      <style:text-properties style:font-name="OpenSymbol" style:font-name-complex="OpenSymbol"/>
    </style:style>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8Num4z2" style:family="text">
      <style:text-properties style:font-name="Wingdings" fo:font-size="10pt" style:font-size-asian="10pt" style:font-name-complex="Wingdings"/>
    </style:style>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Default_20_Paragraph_20_Font" style:display-name="Default Paragraph Font" style:family="text"/>
    <style:style style:name="WW-Absatz-Standardschriftart11111111111111111111111111111111111111111111"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8Num5z2" style:family="text">
      <style:text-properties style:font-name="Wingdings" fo:font-size="10pt" style:font-size-asian="10pt" style:font-name-complex="Wingdings"/>
    </style:style>
    <style:style style:name="WW-Default_20_Paragraph_20_Font11111" style:display-name="WW-Default Paragraph Font11111" style:family="text"/>
    <style:style style:name="WW8Num1z0" style:family="text">
      <style:text-properties style:font-name="Wingdings" style:font-name-complex="Wingdings"/>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9z0" style:family="text">
      <style:text-properties style:font-name="Symbol" style:font-name-complex="Symbol"/>
    </style:style>
    <style:style style:name="WW8Num23z0" style:family="text">
      <style:text-properties style:font-name="Times New Roman" style:font-name-complex="Times New Roman"/>
    </style:style>
    <style:style style:name="WW-Default_20_Paragraph_20_Font111111" style:display-name="WW-Default Paragraph Font111111" style:family="text"/>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8z0" style:family="text">
      <style:text-properties style:font-name="Symbol" style:font-name-complex="Symbol"/>
    </style:style>
    <style:style style:name="WW8Num22z0" style:family="text">
      <style:text-properties style:font-name="Times New Roman" style:font-name-complex="Times New Roman"/>
    </style:style>
    <style:style style:name="WW-Default_20_Paragraph_20_Font1111111" style:display-name="WW-Default Paragraph Font1111111" style:family="text"/>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24z0" style:family="text">
      <style:text-properties fo:font-size="10pt" style:font-size-asian="10pt" style:font-size-complex="10pt"/>
    </style:style>
    <style:style style:name="WW8Num26z0" style:family="text">
      <style:text-properties style:font-name="Wingdings" style:font-name-complex="Wingdings"/>
    </style:style>
    <style:style style:name="WW8Num27z0" style:family="text">
      <style:text-properties style:font-name="Wingdings" style:font-name-complex="Wingdings"/>
    </style:style>
    <style:style style:name="WW8Num28z0" style:family="text">
      <style:text-properties fo:font-weight="bold" style:font-weight-asian="bold"/>
    </style:style>
    <style:style style:name="WW8Num30z0" style:family="text">
      <style:text-properties style:font-name="Arial" style:font-name-asian="Times New Roman" style:font-name-complex="Aria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Default_20_Paragraph_20_Font11111111" style:display-name="WW-Default Paragraph Font11111111" style:family="text"/>
    <style:style style:name="Page_20_Number" style:display-name="Page Number" style:family="text" style:parent-style-name="WW-Default_20_Paragraph_20_Font11111111"/>
    <style:style style:name="Internet_20_link" style:display-name="Internet link" style:family="text" style:parent-style-name="WW-Default_20_Paragraph_20_Font111111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1111111">
      <style:text-properties fo:color="#800080" style:text-underline-style="solid" style:text-underline-width="auto" style:text-underline-color="font-color"/>
    </style:style>
    <style:style style:name="Heading_20_1_20_Char" style:display-name="Heading 1 Char" style:family="text" style:parent-style-name="WW-Default_20_Paragraph_20_Font11111111">
      <style:text-properties fo:color="#000000" style:font-name="Verdana" fo:font-size="18pt" fo:language="en" fo:country="US" fo:font-weight="bold" style:font-size-asian="18pt" style:font-weight-asian="bold" style:font-name-complex="Verdana" style:font-size-complex="18pt" style:language-complex="ar" style:country-complex="SA" style:font-weight-complex="bold"/>
    </style:style>
    <style:style style:name="addhighlight" style:family="text" style:parent-style-name="WW-Default_20_Paragraph_20_Font11111111">
      <style:text-properties fo:color="#ffffff" fo:background-color="#f79024"/>
    </style:style>
    <style:style style:name="datatd2" style:family="text" style:parent-style-name="WW-Default_20_Paragraph_20_Font11111111"/>
    <style:style style:name="star1" style:family="text" style:parent-style-name="WW-Default_20_Paragraph_20_Font11111111">
      <style:text-properties fo:color="#e78720" fo:font-size="10.5pt" fo:font-weight="bold" style:font-size-asian="10.5pt" style:font-weight-asian="bold" style:font-size-complex="10.5pt" style:font-weight-complex="bold"/>
    </style:style>
    <style:style style:name="Teletype" style:family="text">
      <style:text-properties style:font-name="DejaVu Sans Mono" style:font-name-asian="WenQuanYi Zen Hei Mono1"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9417in" fo:margin-bottom="0.5in" fo:margin-left="1.25in" fo:margin-right="1.125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82in" fo:margin-bottom="0.3492in" style:dynamic-spacing="true"/>
      </style:header-style>
      <style:footer-style>
        <style:header-footer-properties fo:min-height="0.6917in" fo:margin-top="0.6528in" style:dynamic-spacing="true"/>
      </style:footer-style>
    </style:page-layout>
    <style:page-layout style:name="Mpm2">
      <style:page-layout-properties fo:page-width="8.5in" fo:page-height="11in" style:num-format="1" style:print-orientation="portrait" fo:margin-top="1.3299in" fo:margin-bottom="1.1917in" fo:margin-left="1.25in" fo:margin-right="1.1252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draw:frame draw:style-name="Mfr1" draw:name="graphics2" text:anchor-type="char" svg:x="3.9665in" svg:y="-0.0264in" svg:width="2.1075in" svg:height="0.348in" draw:z-index="17"><draw:image xlink:href="Pictures/1000000000000C0700000257E8953572.png" xlink:type="simple" xlink:show="embed" xlink:actuate="onLoad"/></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SIONTEK</dc:title>
    <meta:creation-date>2013-06-19T12:08:29</meta:creation-date>
    <meta:editing-cycles>1</meta:editing-cycles>
    <meta:editing-duration>P0D</meta:editing-duration>
    <meta:generator>OpenOffice.org/3.3$Linux OpenOffice.org_project/330m9$Build-9529</meta:generator>
    <meta:document-statistic meta:table-count="0" meta:image-count="2" meta:object-count="0" meta:page-count="18" meta:paragraph-count="427" meta:word-count="2485" meta:character-count="18658"/>
  </office:meta>
</office:document-meta>
</file>